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Menlo Regular" svg:font-family="'Menlo Regular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73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8.5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>
      <style:text-properties fo:color="#000000" style:text-outline="false" style:text-line-through-style="none" style:text-line-through-type="none" style:font-name="Menlo 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">
      <style:text-properties style:font-name="Menlo Regular"/>
    </style:style>
    <style:style style:name="ce3" style:family="table-cell" style:parent-style-name="Default" style:data-style-name="N3">
      <style:table-cell-properties fo:background-color="#99ff66"/>
      <style:text-properties fo:color="#000000" style:text-outline="false" style:text-line-through-style="none" style:text-line-through-type="none" style:font-name="Menlo 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fo:background-color="#dddddd"/>
      <style:text-properties fo:color="#000000" style:text-outline="false" style:text-line-through-style="none" style:text-line-through-type="none" style:font-name="Menlo 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background-color="#ffff00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/>
    <style:style style:name="ce8" style:family="table-cell" style:parent-style-name="Default" style:data-style-name="N3">
      <style:table-cell-properties fo:background-color="#99ff66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ff66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est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18" table:default-cell-style-name="ce2"/>
        <table:table-row table:style-name="ro1">
          <table:table-cell table:style-name="ce1"/>
          <table:table-cell table:style-name="ce1" office:value-type="float" office:value="584" calcext:value-type="float">
            <text:p>584</text:p>
          </table:table-cell>
          <table:table-cell table:formula="of:=IF([.B1]&lt;=100000;[.B1];0)" office:value-type="float" office:value="584" calcext:value-type="float">
            <text:p>584</text:p>
          </table:table-cell>
          <table:table-cell/>
          <table:table-cell table:style-name="ce1" office:value-type="float" office:value="584" calcext:value-type="float">
            <text:p>584</text:p>
          </table:table-cell>
          <table:table-cell table:style-name="ce4" table:formula="of:=IF([.E1]&lt;=-[.E$15];[.E1];0)" office:value-type="float" office:value="584" calcext:value-type="float">
            <text:p>584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94853" calcext:value-type="float">
            <text:p>94 853</text:p>
          </table:table-cell>
          <table:table-cell table:formula="of:=IF([.B2]&lt;=100000;[.B2];0)" office:value-type="float" office:value="94853" calcext:value-type="float">
            <text:p>94 853</text:p>
          </table:table-cell>
          <table:table-cell/>
          <table:table-cell table:style-name="ce1" office:value-type="float" office:value="94853" calcext:value-type="float">
            <text:p>94 853</text:p>
          </table:table-cell>
          <table:table-cell table:style-name="ce4" table:formula="of:=IF([.E2]&lt;=-[.E$15];[.E2];0)" office:value-type="float" office:value="94853" calcext:value-type="float">
            <text:p>94 85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4933642" calcext:value-type="float">
            <text:p>24 933 642</text:p>
          </table:table-cell>
          <table:table-cell table:formula="of:=IF([.B3]&lt;=100000;[.B3];0)" office:value-type="float" office:value="0" calcext:value-type="float">
            <text:p>0</text:p>
          </table:table-cell>
          <table:table-cell/>
          <table:table-cell table:style-name="ce3" office:value-type="float" office:value="24933642" calcext:value-type="float">
            <text:p>24 933 642</text:p>
          </table:table-cell>
          <table:table-cell table:style-name="ce4" table:formula="of:=IF([.E3]&lt;=-[.E$15];[.E3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8381165" calcext:value-type="float">
            <text:p>48 381 165</text:p>
          </table:table-cell>
          <table:table-cell table:formula="of:=IF([.B4]&lt;=100000;[.B4];0)" office:value-type="float" office:value="0" calcext:value-type="float">
            <text:p>0</text:p>
          </table:table-cell>
          <table:table-cell/>
          <table:table-cell table:style-name="ce1" office:value-type="float" office:value="48381165" calcext:value-type="float">
            <text:p>48 381 165</text:p>
          </table:table-cell>
          <table:table-cell table:style-name="ce4" table:formula="of:=IF([.E4]&lt;=-[.E$15];[.E4]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table:number-columns-repeated="2"/>
          <table:table-cell table:formula="of:=IF([.B5]&lt;=100000;[.B5];0)" office:value-type="float" office:value="0" calcext:value-type="float">
            <text:p>0</text:p>
          </table:table-cell>
          <table:table-cell/>
          <table:table-cell table:style-name="ce1"/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SUM([.C1:.C9])" office:value-type="float" office:value="95437" calcext:value-type="float">
            <text:p>95 437</text:p>
          </table:table-cell>
          <table:table-cell table:number-columns-repeated="2"/>
          <table:table-cell table:style-name="ce1" table:formula="of:=SUM([.F1:.F9])-[.E15]" office:value-type="float" office:value="8476602" calcext:value-type="float">
            <text:p>8 476 602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isk size</text:p>
          </table:table-cell>
          <table:table-cell table:number-columns-repeated="3"/>
          <table:table-cell office:value-type="float" office:value="70000000" calcext:value-type="float">
            <text:p>70 000 0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e Space</text:p>
          </table:table-cell>
          <table:table-cell table:number-columns-repeated="3"/>
          <table:table-cell table:formula="of:=[.E12]-[.E4]" office:value-type="float" office:value="21618835" calcext:value-type="float">
            <text:p>21 618 8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eded</text:p>
          </table:table-cell>
          <table:table-cell table:number-columns-repeated="3"/>
          <table:table-cell office:value-type="float" office:value="30000000" calcext:value-type="float">
            <text:p>30 000 0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lete</text:p>
          </table:table-cell>
          <table:table-cell table:number-columns-repeated="3"/>
          <table:table-cell table:formula="of:=[.E13]-[.E14]" office:value-type="float" office:value="-8381165" calcext:value-type="float">
            <text:p>-8 381 165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put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/>
          <table:table-cell table:style-name="ce5" office:value-type="float" office:value="240152" calcext:value-type="float">
            <text:p>240 152</text:p>
          </table:table-cell>
          <table:table-cell table:formula="of:=IF([.B1]&lt;=100000;[.B1];0)" office:value-type="float" office:value="0" calcext:value-type="float">
            <text:p>0</text:p>
          </table:table-cell>
          <table:table-cell/>
          <table:table-cell table:style-name="ce9" office:value-type="float" office:value="1514" calcext:value-type="float">
            <text:p>1514</text:p>
          </table:table-cell>
          <table:table-cell table:style-name="ce4" table:formula="of:=IF([.E1]&lt;-[.E$200];[.E1];0)" office:value-type="float" office:value="1514" calcext:value-type="float">
            <text:p>1 514</text:p>
          </table:table-cell>
        </table:table-row>
        <table:table-row table:style-name="ro1">
          <table:table-cell/>
          <table:table-cell table:style-name="ce5" office:value-type="float" office:value="514336" calcext:value-type="float">
            <text:p>514 336</text:p>
          </table:table-cell>
          <table:table-cell table:formula="of:=IF([.B2]&lt;=100000;[.B2];0)" office:value-type="float" office:value="0" calcext:value-type="float">
            <text:p>0</text:p>
          </table:table-cell>
          <table:table-cell/>
          <table:table-cell table:style-name="ce9" office:value-type="float" office:value="2441" calcext:value-type="float">
            <text:p>2441</text:p>
          </table:table-cell>
          <table:table-cell table:style-name="ce4" table:formula="of:=IF([.E2]&lt;-[.E$200];[.E2];0)" office:value-type="float" office:value="2441" calcext:value-type="float">
            <text:p>2 441</text:p>
          </table:table-cell>
        </table:table-row>
        <table:table-row table:style-name="ro1">
          <table:table-cell/>
          <table:table-cell table:style-name="ce5" office:value-type="float" office:value="834387" calcext:value-type="float">
            <text:p>834 387</text:p>
          </table:table-cell>
          <table:table-cell table:formula="of:=IF([.B3]&lt;=100000;[.B3];0)" office:value-type="float" office:value="0" calcext:value-type="float">
            <text:p>0</text:p>
          </table:table-cell>
          <table:table-cell/>
          <table:table-cell table:style-name="ce9" office:value-type="float" office:value="5107" calcext:value-type="float">
            <text:p>5107</text:p>
          </table:table-cell>
          <table:table-cell table:style-name="ce4" table:formula="of:=IF([.E3]&lt;-[.E$200];[.E3];0)" office:value-type="float" office:value="5107" calcext:value-type="float">
            <text:p>5 107</text:p>
          </table:table-cell>
        </table:table-row>
        <table:table-row table:style-name="ro1">
          <table:table-cell/>
          <table:table-cell table:style-name="ce5" office:value-type="float" office:value="266197" calcext:value-type="float">
            <text:p>266 197</text:p>
          </table:table-cell>
          <table:table-cell table:formula="of:=IF([.B4]&lt;=100000;[.B4];0)" office:value-type="float" office:value="0" calcext:value-type="float">
            <text:p>0</text:p>
          </table:table-cell>
          <table:table-cell/>
          <table:table-cell table:style-name="ce9" office:value-type="float" office:value="5224" calcext:value-type="float">
            <text:p>5224</text:p>
          </table:table-cell>
          <table:table-cell table:style-name="ce4" table:formula="of:=IF([.E4]&lt;-[.E$200];[.E4];0)" office:value-type="float" office:value="5224" calcext:value-type="float">
            <text:p>5 224</text:p>
          </table:table-cell>
        </table:table-row>
        <table:table-row table:style-name="ro1">
          <table:table-cell/>
          <table:table-cell table:style-name="ce5" office:value-type="float" office:value="191998" calcext:value-type="float">
            <text:p>191 998</text:p>
          </table:table-cell>
          <table:table-cell table:formula="of:=IF([.B5]&lt;=100000;[.B5];0)" office:value-type="float" office:value="0" calcext:value-type="float">
            <text:p>0</text:p>
          </table:table-cell>
          <table:table-cell/>
          <table:table-cell table:style-name="ce9" office:value-type="float" office:value="10903" calcext:value-type="float">
            <text:p>10903</text:p>
          </table:table-cell>
          <table:table-cell table:style-name="ce4" table:formula="of:=IF([.E5]&lt;-[.E$200];[.E5];0)" office:value-type="float" office:value="10903" calcext:value-type="float">
            <text:p>10 903</text:p>
          </table:table-cell>
        </table:table-row>
        <table:table-row table:style-name="ro1">
          <table:table-cell/>
          <table:table-cell table:style-name="ce5" office:value-type="float" office:value="276766" calcext:value-type="float">
            <text:p>276 766</text:p>
          </table:table-cell>
          <table:table-cell table:formula="of:=IF([.B6]&lt;=100000;[.B6];0)" office:value-type="float" office:value="0" calcext:value-type="float">
            <text:p>0</text:p>
          </table:table-cell>
          <table:table-cell/>
          <table:table-cell table:style-name="ce9" office:value-type="float" office:value="12677" calcext:value-type="float">
            <text:p>12677</text:p>
          </table:table-cell>
          <table:table-cell table:style-name="ce4" table:formula="of:=IF([.E6]&lt;-[.E$200];[.E6];0)" office:value-type="float" office:value="12677" calcext:value-type="float">
            <text:p>12 677</text:p>
          </table:table-cell>
        </table:table-row>
        <table:table-row table:style-name="ro1">
          <table:table-cell/>
          <table:table-cell table:style-name="ce5" office:value-type="float" office:value="276766" calcext:value-type="float">
            <text:p>276 766</text:p>
          </table:table-cell>
          <table:table-cell table:formula="of:=IF([.B7]&lt;=100000;[.B7];0)" office:value-type="float" office:value="0" calcext:value-type="float">
            <text:p>0</text:p>
          </table:table-cell>
          <table:table-cell/>
          <table:table-cell table:style-name="ce9" office:value-type="float" office:value="13953" calcext:value-type="float">
            <text:p>13953</text:p>
          </table:table-cell>
          <table:table-cell table:style-name="ce4" table:formula="of:=IF([.E7]&lt;-[.E$200];[.E7];0)" office:value-type="float" office:value="13953" calcext:value-type="float">
            <text:p>13 953</text:p>
          </table:table-cell>
        </table:table-row>
        <table:table-row table:style-name="ro1">
          <table:table-cell/>
          <table:table-cell table:style-name="ce5" office:value-type="float" office:value="468764" calcext:value-type="float">
            <text:p>468 764</text:p>
          </table:table-cell>
          <table:table-cell table:formula="of:=IF([.B8]&lt;=100000;[.B8];0)" office:value-type="float" office:value="0" calcext:value-type="float">
            <text:p>0</text:p>
          </table:table-cell>
          <table:table-cell/>
          <table:table-cell table:style-name="ce9" office:value-type="float" office:value="16138" calcext:value-type="float">
            <text:p>16138</text:p>
          </table:table-cell>
          <table:table-cell table:style-name="ce4" table:formula="of:=IF([.E8]&lt;-[.E$200];[.E8];0)" office:value-type="float" office:value="16138" calcext:value-type="float">
            <text:p>16 138</text:p>
          </table:table-cell>
        </table:table-row>
        <table:table-row table:style-name="ro1">
          <table:table-cell/>
          <table:table-cell table:style-name="ce5" office:value-type="float" office:value="492311" calcext:value-type="float">
            <text:p>492 311</text:p>
          </table:table-cell>
          <table:table-cell table:formula="of:=IF([.B9]&lt;=100000;[.B9];0)" office:value-type="float" office:value="0" calcext:value-type="float">
            <text:p>0</text:p>
          </table:table-cell>
          <table:table-cell/>
          <table:table-cell table:style-name="ce9" office:value-type="float" office:value="19460" calcext:value-type="float">
            <text:p>19460</text:p>
          </table:table-cell>
          <table:table-cell table:style-name="ce4" table:formula="of:=IF([.E9]&lt;-[.E$200];[.E9];0)" office:value-type="float" office:value="19460" calcext:value-type="float">
            <text:p>19 460</text:p>
          </table:table-cell>
        </table:table-row>
        <table:table-row table:style-name="ro1">
          <table:table-cell/>
          <table:table-cell table:style-name="ce5" office:value-type="float" office:value="194542" calcext:value-type="float">
            <text:p>194 542</text:p>
          </table:table-cell>
          <table:table-cell table:formula="of:=IF([.B10]&lt;=100000;[.B10];0)" office:value-type="float" office:value="0" calcext:value-type="float">
            <text:p>0</text:p>
          </table:table-cell>
          <table:table-cell/>
          <table:table-cell table:style-name="ce9" office:value-type="float" office:value="23083" calcext:value-type="float">
            <text:p>23083</text:p>
          </table:table-cell>
          <table:table-cell table:style-name="ce4" table:formula="of:=IF([.E10]&lt;-[.E$200];[.E10];0)" office:value-type="float" office:value="23083" calcext:value-type="float">
            <text:p>23 083</text:p>
          </table:table-cell>
        </table:table-row>
        <table:table-row table:style-name="ro1">
          <table:table-cell/>
          <table:table-cell table:style-name="ce5" office:value-type="float" office:value="176005" calcext:value-type="float">
            <text:p>176 005</text:p>
          </table:table-cell>
          <table:table-cell table:formula="of:=IF([.B11]&lt;=100000;[.B11];0)" office:value-type="float" office:value="0" calcext:value-type="float">
            <text:p>0</text:p>
          </table:table-cell>
          <table:table-cell/>
          <table:table-cell table:style-name="ce9" office:value-type="float" office:value="23653" calcext:value-type="float">
            <text:p>23653</text:p>
          </table:table-cell>
          <table:table-cell table:style-name="ce4" table:formula="of:=IF([.E11]&lt;-[.E$200];[.E11];0)" office:value-type="float" office:value="23653" calcext:value-type="float">
            <text:p>23 653</text:p>
          </table:table-cell>
        </table:table-row>
        <table:table-row table:style-name="ro1">
          <table:table-cell/>
          <table:table-cell table:style-name="ce5" office:value-type="float" office:value="172836" calcext:value-type="float">
            <text:p>172 836</text:p>
          </table:table-cell>
          <table:table-cell table:formula="of:=IF([.B12]&lt;=100000;[.B12];0)" office:value-type="float" office:value="0" calcext:value-type="float">
            <text:p>0</text:p>
          </table:table-cell>
          <table:table-cell/>
          <table:table-cell table:style-name="ce9" office:value-type="float" office:value="26308" calcext:value-type="float">
            <text:p>26308</text:p>
          </table:table-cell>
          <table:table-cell table:style-name="ce4" table:formula="of:=IF([.E12]&lt;-[.E$200];[.E12];0)" office:value-type="float" office:value="26308" calcext:value-type="float">
            <text:p>26 308</text:p>
          </table:table-cell>
        </table:table-row>
        <table:table-row table:style-name="ro1">
          <table:table-cell/>
          <table:table-cell table:style-name="ce5" office:value-type="float" office:value="384195" calcext:value-type="float">
            <text:p>384 195</text:p>
          </table:table-cell>
          <table:table-cell table:formula="of:=IF([.B13]&lt;=100000;[.B13];0)" office:value-type="float" office:value="0" calcext:value-type="float">
            <text:p>0</text:p>
          </table:table-cell>
          <table:table-cell/>
          <table:table-cell table:style-name="ce9" office:value-type="float" office:value="59531" calcext:value-type="float">
            <text:p>59531</text:p>
          </table:table-cell>
          <table:table-cell table:style-name="ce4" table:formula="of:=IF([.E13]&lt;-[.E$200];[.E13];0)" office:value-type="float" office:value="59531" calcext:value-type="float">
            <text:p>59 531</text:p>
          </table:table-cell>
        </table:table-row>
        <table:table-row table:style-name="ro1">
          <table:table-cell/>
          <table:table-cell table:style-name="ce5" office:value-type="float" office:value="59843" calcext:value-type="float">
            <text:p>59 843</text:p>
          </table:table-cell>
          <table:table-cell table:formula="of:=IF([.B14]&lt;=100000;[.B14];0)" office:value-type="float" office:value="59843" calcext:value-type="float">
            <text:p>59 843</text:p>
          </table:table-cell>
          <table:table-cell/>
          <table:table-cell table:style-name="ce9" office:value-type="float" office:value="59843" calcext:value-type="float">
            <text:p>59843</text:p>
          </table:table-cell>
          <table:table-cell table:style-name="ce4" table:formula="of:=IF([.E14]&lt;-[.E$200];[.E14];0)" office:value-type="float" office:value="59843" calcext:value-type="float">
            <text:p>59 843</text:p>
          </table:table-cell>
        </table:table-row>
        <table:table-row table:style-name="ro1">
          <table:table-cell/>
          <table:table-cell table:style-name="ce5" office:value-type="float" office:value="1204249" calcext:value-type="float">
            <text:p>1 204 249</text:p>
          </table:table-cell>
          <table:table-cell table:formula="of:=IF([.B15]&lt;=100000;[.B15];0)" office:value-type="float" office:value="0" calcext:value-type="float">
            <text:p>0</text:p>
          </table:table-cell>
          <table:table-cell/>
          <table:table-cell table:style-name="ce9" office:value-type="float" office:value="60204" calcext:value-type="float">
            <text:p>60204</text:p>
          </table:table-cell>
          <table:table-cell table:style-name="ce4" table:formula="of:=IF([.E15]&lt;-[.E$200];[.E15];0)" office:value-type="float" office:value="60204" calcext:value-type="float">
            <text:p>60 204</text:p>
          </table:table-cell>
        </table:table-row>
        <table:table-row table:style-name="ro1">
          <table:table-cell/>
          <table:table-cell table:style-name="ce5" office:value-type="float" office:value="1431303" calcext:value-type="float">
            <text:p>1 431 303</text:p>
          </table:table-cell>
          <table:table-cell table:formula="of:=IF([.B16]&lt;=100000;[.B16];0)" office:value-type="float" office:value="0" calcext:value-type="float">
            <text:p>0</text:p>
          </table:table-cell>
          <table:table-cell/>
          <table:table-cell table:style-name="ce9" office:value-type="float" office:value="61202" calcext:value-type="float">
            <text:p>61202</text:p>
          </table:table-cell>
          <table:table-cell table:style-name="ce4" table:formula="of:=IF([.E16]&lt;-[.E$200];[.E16];0)" office:value-type="float" office:value="61202" calcext:value-type="float">
            <text:p>61 202</text:p>
          </table:table-cell>
        </table:table-row>
        <table:table-row table:style-name="ro1">
          <table:table-cell/>
          <table:table-cell table:style-name="ce5" office:value-type="float" office:value="134874" calcext:value-type="float">
            <text:p>134 874</text:p>
          </table:table-cell>
          <table:table-cell table:formula="of:=IF([.B17]&lt;=100000;[.B17];0)" office:value-type="float" office:value="0" calcext:value-type="float">
            <text:p>0</text:p>
          </table:table-cell>
          <table:table-cell/>
          <table:table-cell table:style-name="ce9" office:value-type="float" office:value="68468" calcext:value-type="float">
            <text:p>68468</text:p>
          </table:table-cell>
          <table:table-cell table:style-name="ce4" table:formula="of:=IF([.E17]&lt;-[.E$200];[.E17];0)" office:value-type="float" office:value="68468" calcext:value-type="float">
            <text:p>68 468</text:p>
          </table:table-cell>
        </table:table-row>
        <table:table-row table:style-name="ro1">
          <table:table-cell/>
          <table:table-cell table:style-name="ce5" office:value-type="float" office:value="2202734" calcext:value-type="float">
            <text:p>2 202 734</text:p>
          </table:table-cell>
          <table:table-cell table:formula="of:=IF([.B18]&lt;=100000;[.B18];0)" office:value-type="float" office:value="0" calcext:value-type="float">
            <text:p>0</text:p>
          </table:table-cell>
          <table:table-cell/>
          <table:table-cell table:style-name="ce9" office:value-type="float" office:value="68629" calcext:value-type="float">
            <text:p>68629</text:p>
          </table:table-cell>
          <table:table-cell table:style-name="ce4" table:formula="of:=IF([.E18]&lt;-[.E$200];[.E18];0)" office:value-type="float" office:value="68629" calcext:value-type="float">
            <text:p>68 629</text:p>
          </table:table-cell>
        </table:table-row>
        <table:table-row table:style-name="ro1">
          <table:table-cell/>
          <table:table-cell table:style-name="ce5" office:value-type="float" office:value="233336" calcext:value-type="float">
            <text:p>233 336</text:p>
          </table:table-cell>
          <table:table-cell table:formula="of:=IF([.B19]&lt;=100000;[.B19];0)" office:value-type="float" office:value="0" calcext:value-type="float">
            <text:p>0</text:p>
          </table:table-cell>
          <table:table-cell/>
          <table:table-cell table:style-name="ce9" office:value-type="float" office:value="76043" calcext:value-type="float">
            <text:p>76043</text:p>
          </table:table-cell>
          <table:table-cell table:style-name="ce4" table:formula="of:=IF([.E19]&lt;-[.E$200];[.E19];0)" office:value-type="float" office:value="76043" calcext:value-type="float">
            <text:p>76 043</text:p>
          </table:table-cell>
        </table:table-row>
        <table:table-row table:style-name="ro1">
          <table:table-cell/>
          <table:table-cell table:style-name="ce5" office:value-type="float" office:value="233336" calcext:value-type="float">
            <text:p>233 336</text:p>
          </table:table-cell>
          <table:table-cell table:formula="of:=IF([.B20]&lt;=100000;[.B20];0)" office:value-type="float" office:value="0" calcext:value-type="float">
            <text:p>0</text:p>
          </table:table-cell>
          <table:table-cell/>
          <table:table-cell table:style-name="ce9" office:value-type="float" office:value="82848" calcext:value-type="float">
            <text:p>82848</text:p>
          </table:table-cell>
          <table:table-cell table:style-name="ce4" table:formula="of:=IF([.E20]&lt;-[.E$200];[.E20];0)" office:value-type="float" office:value="82848" calcext:value-type="float">
            <text:p>82 848</text:p>
          </table:table-cell>
        </table:table-row>
        <table:table-row table:style-name="ro1">
          <table:table-cell/>
          <table:table-cell table:style-name="ce5" office:value-type="float" office:value="293848" calcext:value-type="float">
            <text:p>293 848</text:p>
          </table:table-cell>
          <table:table-cell table:formula="of:=IF([.B21]&lt;=100000;[.B21];0)" office:value-type="float" office:value="0" calcext:value-type="float">
            <text:p>0</text:p>
          </table:table-cell>
          <table:table-cell/>
          <table:table-cell table:style-name="ce9" office:value-type="float" office:value="84638" calcext:value-type="float">
            <text:p>84638</text:p>
          </table:table-cell>
          <table:table-cell table:style-name="ce4" table:formula="of:=IF([.E21]&lt;-[.E$200];[.E21];0)" office:value-type="float" office:value="84638" calcext:value-type="float">
            <text:p>84 638</text:p>
          </table:table-cell>
        </table:table-row>
        <table:table-row table:style-name="ro1">
          <table:table-cell/>
          <table:table-cell table:style-name="ce5" office:value-type="float" office:value="288118" calcext:value-type="float">
            <text:p>288 118</text:p>
          </table:table-cell>
          <table:table-cell table:formula="of:=IF([.B22]&lt;=100000;[.B22];0)" office:value-type="float" office:value="0" calcext:value-type="float">
            <text:p>0</text:p>
          </table:table-cell>
          <table:table-cell/>
          <table:table-cell table:style-name="ce9" office:value-type="float" office:value="84638" calcext:value-type="float">
            <text:p>84638</text:p>
          </table:table-cell>
          <table:table-cell table:style-name="ce4" table:formula="of:=IF([.E22]&lt;-[.E$200];[.E22];0)" office:value-type="float" office:value="84638" calcext:value-type="float">
            <text:p>84 638</text:p>
          </table:table-cell>
        </table:table-row>
        <table:table-row table:style-name="ro1">
          <table:table-cell/>
          <table:table-cell table:style-name="ce5" office:value-type="float" office:value="184779" calcext:value-type="float">
            <text:p>184 779</text:p>
          </table:table-cell>
          <table:table-cell table:formula="of:=IF([.B23]&lt;=100000;[.B23];0)" office:value-type="float" office:value="0" calcext:value-type="float">
            <text:p>0</text:p>
          </table:table-cell>
          <table:table-cell/>
          <table:table-cell table:style-name="ce9" office:value-type="float" office:value="90378" calcext:value-type="float">
            <text:p>90378</text:p>
          </table:table-cell>
          <table:table-cell table:style-name="ce4" table:formula="of:=IF([.E23]&lt;-[.E$200];[.E23];0)" office:value-type="float" office:value="90378" calcext:value-type="float">
            <text:p>90 378</text:p>
          </table:table-cell>
        </table:table-row>
        <table:table-row table:style-name="ro1">
          <table:table-cell/>
          <table:table-cell table:style-name="ce5" office:value-type="float" office:value="778898" calcext:value-type="float">
            <text:p>778 898</text:p>
          </table:table-cell>
          <table:table-cell table:formula="of:=IF([.B24]&lt;=100000;[.B24];0)" office:value-type="float" office:value="0" calcext:value-type="float">
            <text:p>0</text:p>
          </table:table-cell>
          <table:table-cell/>
          <table:table-cell table:style-name="ce9" office:value-type="float" office:value="91966" calcext:value-type="float">
            <text:p>91966</text:p>
          </table:table-cell>
          <table:table-cell table:style-name="ce4" table:formula="of:=IF([.E24]&lt;-[.E$200];[.E24];0)" office:value-type="float" office:value="91966" calcext:value-type="float">
            <text:p>91 966</text:p>
          </table:table-cell>
        </table:table-row>
        <table:table-row table:style-name="ro1">
          <table:table-cell/>
          <table:table-cell table:style-name="ce5" office:value-type="float" office:value="2197079" calcext:value-type="float">
            <text:p>2 197 079</text:p>
          </table:table-cell>
          <table:table-cell table:formula="of:=IF([.B25]&lt;=100000;[.B25];0)" office:value-type="float" office:value="0" calcext:value-type="float">
            <text:p>0</text:p>
          </table:table-cell>
          <table:table-cell/>
          <table:table-cell table:style-name="ce9" office:value-type="float" office:value="95362" calcext:value-type="float">
            <text:p>95362</text:p>
          </table:table-cell>
          <table:table-cell table:style-name="ce4" table:formula="of:=IF([.E25]&lt;-[.E$200];[.E25];0)" office:value-type="float" office:value="95362" calcext:value-type="float">
            <text:p>95 362</text:p>
          </table:table-cell>
        </table:table-row>
        <table:table-row table:style-name="ro1">
          <table:table-cell/>
          <table:table-cell table:style-name="ce5" office:value-type="float" office:value="151071" calcext:value-type="float">
            <text:p>151 071</text:p>
          </table:table-cell>
          <table:table-cell table:formula="of:=IF([.B26]&lt;=100000;[.B26];0)" office:value-type="float" office:value="0" calcext:value-type="float">
            <text:p>0</text:p>
          </table:table-cell>
          <table:table-cell/>
          <table:table-cell table:style-name="ce9" office:value-type="float" office:value="99518" calcext:value-type="float">
            <text:p>99518</text:p>
          </table:table-cell>
          <table:table-cell table:style-name="ce4" table:formula="of:=IF([.E26]&lt;-[.E$200];[.E26];0)" office:value-type="float" office:value="99518" calcext:value-type="float">
            <text:p>99 518</text:p>
          </table:table-cell>
        </table:table-row>
        <table:table-row table:style-name="ro1">
          <table:table-cell/>
          <table:table-cell table:style-name="ce5" office:value-type="float" office:value="2441" calcext:value-type="float">
            <text:p>2 441</text:p>
          </table:table-cell>
          <table:table-cell table:formula="of:=IF([.B27]&lt;=100000;[.B27];0)" office:value-type="float" office:value="2441" calcext:value-type="float">
            <text:p>2 441</text:p>
          </table:table-cell>
          <table:table-cell/>
          <table:table-cell table:style-name="ce9" office:value-type="float" office:value="113619" calcext:value-type="float">
            <text:p>113619</text:p>
          </table:table-cell>
          <table:table-cell table:style-name="ce4" table:formula="of:=IF([.E27]&lt;-[.E$200];[.E27];0)" office:value-type="float" office:value="113619" calcext:value-type="float">
            <text:p>113 619</text:p>
          </table:table-cell>
        </table:table-row>
        <table:table-row table:style-name="ro1">
          <table:table-cell/>
          <table:table-cell table:style-name="ce5" office:value-type="float" office:value="475046" calcext:value-type="float">
            <text:p>475 046</text:p>
          </table:table-cell>
          <table:table-cell table:formula="of:=IF([.B28]&lt;=100000;[.B28];0)" office:value-type="float" office:value="0" calcext:value-type="float">
            <text:p>0</text:p>
          </table:table-cell>
          <table:table-cell/>
          <table:table-cell table:style-name="ce9" office:value-type="float" office:value="114234" calcext:value-type="float">
            <text:p>114234</text:p>
          </table:table-cell>
          <table:table-cell table:style-name="ce4" table:formula="of:=IF([.E28]&lt;-[.E$200];[.E28];0)" office:value-type="float" office:value="114234" calcext:value-type="float">
            <text:p>114 234</text:p>
          </table:table-cell>
        </table:table-row>
        <table:table-row table:style-name="ro1">
          <table:table-cell/>
          <table:table-cell table:style-name="ce5" office:value-type="float" office:value="772450" calcext:value-type="float">
            <text:p>772 450</text:p>
          </table:table-cell>
          <table:table-cell table:formula="of:=IF([.B29]&lt;=100000;[.B29];0)" office:value-type="float" office:value="0" calcext:value-type="float">
            <text:p>0</text:p>
          </table:table-cell>
          <table:table-cell/>
          <table:table-cell table:style-name="ce9" office:value-type="float" office:value="115531" calcext:value-type="float">
            <text:p>115531</text:p>
          </table:table-cell>
          <table:table-cell table:style-name="ce4" table:formula="of:=IF([.E29]&lt;-[.E$200];[.E29];0)" office:value-type="float" office:value="115531" calcext:value-type="float">
            <text:p>115 531</text:p>
          </table:table-cell>
        </table:table-row>
        <table:table-row table:style-name="ro1">
          <table:table-cell/>
          <table:table-cell table:style-name="ce5" office:value-type="float" office:value="177427" calcext:value-type="float">
            <text:p>177 427</text:p>
          </table:table-cell>
          <table:table-cell table:formula="of:=IF([.B30]&lt;=100000;[.B30];0)" office:value-type="float" office:value="0" calcext:value-type="float">
            <text:p>0</text:p>
          </table:table-cell>
          <table:table-cell/>
          <table:table-cell table:style-name="ce9" office:value-type="float" office:value="119607" calcext:value-type="float">
            <text:p>119607</text:p>
          </table:table-cell>
          <table:table-cell table:style-name="ce4" table:formula="of:=IF([.E30]&lt;-[.E$200];[.E30];0)" office:value-type="float" office:value="119607" calcext:value-type="float">
            <text:p>119 607</text:p>
          </table:table-cell>
        </table:table-row>
        <table:table-row table:style-name="ro1">
          <table:table-cell/>
          <table:table-cell table:style-name="ce5" office:value-type="float" office:value="241003" calcext:value-type="float">
            <text:p>241 003</text:p>
          </table:table-cell>
          <table:table-cell table:formula="of:=IF([.B31]&lt;=100000;[.B31];0)" office:value-type="float" office:value="0" calcext:value-type="float">
            <text:p>0</text:p>
          </table:table-cell>
          <table:table-cell/>
          <table:table-cell table:style-name="ce9" office:value-type="float" office:value="134874" calcext:value-type="float">
            <text:p>134874</text:p>
          </table:table-cell>
          <table:table-cell table:style-name="ce4" table:formula="of:=IF([.E31]&lt;-[.E$200];[.E31];0)" office:value-type="float" office:value="134874" calcext:value-type="float">
            <text:p>134 874</text:p>
          </table:table-cell>
        </table:table-row>
        <table:table-row table:style-name="ro1">
          <table:table-cell/>
          <table:table-cell table:style-name="ce5" office:value-type="float" office:value="487577" calcext:value-type="float">
            <text:p>487 577</text:p>
          </table:table-cell>
          <table:table-cell table:formula="of:=IF([.B32]&lt;=100000;[.B32];0)" office:value-type="float" office:value="0" calcext:value-type="float">
            <text:p>0</text:p>
          </table:table-cell>
          <table:table-cell/>
          <table:table-cell table:style-name="ce9" office:value-type="float" office:value="135359" calcext:value-type="float">
            <text:p>135359</text:p>
          </table:table-cell>
          <table:table-cell table:style-name="ce4" table:formula="of:=IF([.E32]&lt;-[.E$200];[.E32];0)" office:value-type="float" office:value="135359" calcext:value-type="float">
            <text:p>135 359</text:p>
          </table:table-cell>
        </table:table-row>
        <table:table-row table:style-name="ro1">
          <table:table-cell/>
          <table:table-cell table:style-name="ce5" office:value-type="float" office:value="906007" calcext:value-type="float">
            <text:p>906 007</text:p>
          </table:table-cell>
          <table:table-cell table:formula="of:=IF([.B33]&lt;=100000;[.B33];0)" office:value-type="float" office:value="0" calcext:value-type="float">
            <text:p>0</text:p>
          </table:table-cell>
          <table:table-cell/>
          <table:table-cell table:style-name="ce9" office:value-type="float" office:value="135359" calcext:value-type="float">
            <text:p>135359</text:p>
          </table:table-cell>
          <table:table-cell table:style-name="ce4" table:formula="of:=IF([.E33]&lt;-[.E$200];[.E33];0)" office:value-type="float" office:value="135359" calcext:value-type="float">
            <text:p>135 359</text:p>
          </table:table-cell>
        </table:table-row>
        <table:table-row table:style-name="ro1">
          <table:table-cell/>
          <table:table-cell table:style-name="ce5" office:value-type="float" office:value="223888" calcext:value-type="float">
            <text:p>223 888</text:p>
          </table:table-cell>
          <table:table-cell table:formula="of:=IF([.B34]&lt;=100000;[.B34];0)" office:value-type="float" office:value="0" calcext:value-type="float">
            <text:p>0</text:p>
          </table:table-cell>
          <table:table-cell/>
          <table:table-cell table:style-name="ce9" office:value-type="float" office:value="140928" calcext:value-type="float">
            <text:p>140928</text:p>
          </table:table-cell>
          <table:table-cell table:style-name="ce4" table:formula="of:=IF([.E34]&lt;-[.E$200];[.E34];0)" office:value-type="float" office:value="140928" calcext:value-type="float">
            <text:p>140 928</text:p>
          </table:table-cell>
        </table:table-row>
        <table:table-row table:style-name="ro1">
          <table:table-cell/>
          <table:table-cell table:style-name="ce5" office:value-type="float" office:value="252181" calcext:value-type="float">
            <text:p>252 181</text:p>
          </table:table-cell>
          <table:table-cell table:formula="of:=IF([.B35]&lt;=100000;[.B35];0)" office:value-type="float" office:value="0" calcext:value-type="float">
            <text:p>0</text:p>
          </table:table-cell>
          <table:table-cell/>
          <table:table-cell table:style-name="ce9" office:value-type="float" office:value="150567" calcext:value-type="float">
            <text:p>150567</text:p>
          </table:table-cell>
          <table:table-cell table:style-name="ce4" table:formula="of:=IF([.E35]&lt;-[.E$200];[.E35];0)" office:value-type="float" office:value="150567" calcext:value-type="float">
            <text:p>150 567</text:p>
          </table:table-cell>
        </table:table-row>
        <table:table-row table:style-name="ro1">
          <table:table-cell/>
          <table:table-cell table:style-name="ce5" office:value-type="float" office:value="252181" calcext:value-type="float">
            <text:p>252 181</text:p>
          </table:table-cell>
          <table:table-cell table:formula="of:=IF([.B36]&lt;=100000;[.B36];0)" office:value-type="float" office:value="0" calcext:value-type="float">
            <text:p>0</text:p>
          </table:table-cell>
          <table:table-cell/>
          <table:table-cell table:style-name="ce9" office:value-type="float" office:value="150667" calcext:value-type="float">
            <text:p>150667</text:p>
          </table:table-cell>
          <table:table-cell table:style-name="ce4" table:formula="of:=IF([.E36]&lt;-[.E$200];[.E36];0)" office:value-type="float" office:value="150667" calcext:value-type="float">
            <text:p>150 667</text:p>
          </table:table-cell>
        </table:table-row>
        <table:table-row table:style-name="ro1">
          <table:table-cell/>
          <table:table-cell table:style-name="ce5" office:value-type="float" office:value="2216158" calcext:value-type="float">
            <text:p>2 216 158</text:p>
          </table:table-cell>
          <table:table-cell table:formula="of:=IF([.B37]&lt;=100000;[.B37];0)" office:value-type="float" office:value="0" calcext:value-type="float">
            <text:p>0</text:p>
          </table:table-cell>
          <table:table-cell/>
          <table:table-cell table:style-name="ce9" office:value-type="float" office:value="151071" calcext:value-type="float">
            <text:p>151071</text:p>
          </table:table-cell>
          <table:table-cell table:style-name="ce4" table:formula="of:=IF([.E37]&lt;-[.E$200];[.E37];0)" office:value-type="float" office:value="151071" calcext:value-type="float">
            <text:p>151 071</text:p>
          </table:table-cell>
        </table:table-row>
        <table:table-row table:style-name="ro1">
          <table:table-cell/>
          <table:table-cell table:style-name="ce5" office:value-type="float" office:value="183834" calcext:value-type="float">
            <text:p>183 834</text:p>
          </table:table-cell>
          <table:table-cell table:formula="of:=IF([.B38]&lt;=100000;[.B38];0)" office:value-type="float" office:value="0" calcext:value-type="float">
            <text:p>0</text:p>
          </table:table-cell>
          <table:table-cell/>
          <table:table-cell table:style-name="ce9" office:value-type="float" office:value="154906" calcext:value-type="float">
            <text:p>154906</text:p>
          </table:table-cell>
          <table:table-cell table:style-name="ce4" table:formula="of:=IF([.E38]&lt;-[.E$200];[.E38];0)" office:value-type="float" office:value="154906" calcext:value-type="float">
            <text:p>154 906</text:p>
          </table:table-cell>
        </table:table-row>
        <table:table-row table:style-name="ro1">
          <table:table-cell/>
          <table:table-cell table:style-name="ce5" office:value-type="float" office:value="659540" calcext:value-type="float">
            <text:p>659 540</text:p>
          </table:table-cell>
          <table:table-cell table:formula="of:=IF([.B39]&lt;=100000;[.B39];0)" office:value-type="float" office:value="0" calcext:value-type="float">
            <text:p>0</text:p>
          </table:table-cell>
          <table:table-cell/>
          <table:table-cell table:style-name="ce9" office:value-type="float" office:value="165912" calcext:value-type="float">
            <text:p>165912</text:p>
          </table:table-cell>
          <table:table-cell table:style-name="ce4" table:formula="of:=IF([.E39]&lt;-[.E$200];[.E39];0)" office:value-type="float" office:value="165912" calcext:value-type="float">
            <text:p>165 912</text:p>
          </table:table-cell>
        </table:table-row>
        <table:table-row table:style-name="ro1">
          <table:table-cell/>
          <table:table-cell table:style-name="ce5" office:value-type="float" office:value="8011133" calcext:value-type="float">
            <text:p>8 011 133</text:p>
          </table:table-cell>
          <table:table-cell table:formula="of:=IF([.B40]&lt;=100000;[.B40];0)" office:value-type="float" office:value="0" calcext:value-type="float">
            <text:p>0</text:p>
          </table:table-cell>
          <table:table-cell/>
          <table:table-cell table:style-name="ce9" office:value-type="float" office:value="171994" calcext:value-type="float">
            <text:p>171994</text:p>
          </table:table-cell>
          <table:table-cell table:style-name="ce4" table:formula="of:=IF([.E40]&lt;-[.E$200];[.E40];0)" office:value-type="float" office:value="171994" calcext:value-type="float">
            <text:p>171 994</text:p>
          </table:table-cell>
        </table:table-row>
        <table:table-row table:style-name="ro1">
          <table:table-cell/>
          <table:table-cell table:style-name="ce5" office:value-type="float" office:value="60204" calcext:value-type="float">
            <text:p>60 204</text:p>
          </table:table-cell>
          <table:table-cell table:formula="of:=IF([.B41]&lt;=100000;[.B41];0)" office:value-type="float" office:value="60204" calcext:value-type="float">
            <text:p>60 204</text:p>
          </table:table-cell>
          <table:table-cell/>
          <table:table-cell table:style-name="ce9" office:value-type="float" office:value="172836" calcext:value-type="float">
            <text:p>172836</text:p>
          </table:table-cell>
          <table:table-cell table:style-name="ce4" table:formula="of:=IF([.E41]&lt;-[.E$200];[.E41];0)" office:value-type="float" office:value="172836" calcext:value-type="float">
            <text:p>172 836</text:p>
          </table:table-cell>
        </table:table-row>
        <table:table-row table:style-name="ro1">
          <table:table-cell/>
          <table:table-cell table:style-name="ce5" office:value-type="float" office:value="99518" calcext:value-type="float">
            <text:p>99 518</text:p>
          </table:table-cell>
          <table:table-cell table:formula="of:=IF([.B42]&lt;=100000;[.B42];0)" office:value-type="float" office:value="99518" calcext:value-type="float">
            <text:p>99 518</text:p>
          </table:table-cell>
          <table:table-cell/>
          <table:table-cell table:style-name="ce9" office:value-type="float" office:value="173189" calcext:value-type="float">
            <text:p>173189</text:p>
          </table:table-cell>
          <table:table-cell table:style-name="ce4" table:formula="of:=IF([.E42]&lt;-[.E$200];[.E42];0)" office:value-type="float" office:value="173189" calcext:value-type="float">
            <text:p>173 189</text:p>
          </table:table-cell>
        </table:table-row>
        <table:table-row table:style-name="ro1">
          <table:table-cell/>
          <table:table-cell table:style-name="ce5" office:value-type="float" office:value="251545" calcext:value-type="float">
            <text:p>251 545</text:p>
          </table:table-cell>
          <table:table-cell table:formula="of:=IF([.B43]&lt;=100000;[.B43];0)" office:value-type="float" office:value="0" calcext:value-type="float">
            <text:p>0</text:p>
          </table:table-cell>
          <table:table-cell/>
          <table:table-cell table:style-name="ce9" office:value-type="float" office:value="173189" calcext:value-type="float">
            <text:p>173189</text:p>
          </table:table-cell>
          <table:table-cell table:style-name="ce4" table:formula="of:=IF([.E43]&lt;-[.E$200];[.E43];0)" office:value-type="float" office:value="173189" calcext:value-type="float">
            <text:p>173 189</text:p>
          </table:table-cell>
        </table:table-row>
        <table:table-row table:style-name="ro1">
          <table:table-cell/>
          <table:table-cell table:style-name="ce5" office:value-type="float" office:value="978639" calcext:value-type="float">
            <text:p>978 639</text:p>
          </table:table-cell>
          <table:table-cell table:formula="of:=IF([.B44]&lt;=100000;[.B44];0)" office:value-type="float" office:value="0" calcext:value-type="float">
            <text:p>0</text:p>
          </table:table-cell>
          <table:table-cell/>
          <table:table-cell table:style-name="ce9" office:value-type="float" office:value="173380" calcext:value-type="float">
            <text:p>173380</text:p>
          </table:table-cell>
          <table:table-cell table:style-name="ce4" table:formula="of:=IF([.E44]&lt;-[.E$200];[.E44];0)" office:value-type="float" office:value="173380" calcext:value-type="float">
            <text:p>173 380</text:p>
          </table:table-cell>
        </table:table-row>
        <table:table-row table:style-name="ro1">
          <table:table-cell/>
          <table:table-cell table:style-name="ce5" office:value-type="float" office:value="218604" calcext:value-type="float">
            <text:p>218 604</text:p>
          </table:table-cell>
          <table:table-cell table:formula="of:=IF([.B45]&lt;=100000;[.B45];0)" office:value-type="float" office:value="0" calcext:value-type="float">
            <text:p>0</text:p>
          </table:table-cell>
          <table:table-cell/>
          <table:table-cell table:style-name="ce9" office:value-type="float" office:value="176005" calcext:value-type="float">
            <text:p>176005</text:p>
          </table:table-cell>
          <table:table-cell table:style-name="ce4" table:formula="of:=IF([.E45]&lt;-[.E$200];[.E45];0)" office:value-type="float" office:value="176005" calcext:value-type="float">
            <text:p>176 005</text:p>
          </table:table-cell>
        </table:table-row>
        <table:table-row table:style-name="ro1">
          <table:table-cell/>
          <table:table-cell table:style-name="ce5" office:value-type="float" office:value="19460" calcext:value-type="float">
            <text:p>19 460</text:p>
          </table:table-cell>
          <table:table-cell table:formula="of:=IF([.B46]&lt;=100000;[.B46];0)" office:value-type="float" office:value="19460" calcext:value-type="float">
            <text:p>19 460</text:p>
          </table:table-cell>
          <table:table-cell/>
          <table:table-cell table:style-name="ce9" office:value-type="float" office:value="177427" calcext:value-type="float">
            <text:p>177427</text:p>
          </table:table-cell>
          <table:table-cell table:style-name="ce4" table:formula="of:=IF([.E46]&lt;-[.E$200];[.E46];0)" office:value-type="float" office:value="177427" calcext:value-type="float">
            <text:p>177 427</text:p>
          </table:table-cell>
        </table:table-row>
        <table:table-row table:style-name="ro1">
          <table:table-cell/>
          <table:table-cell table:style-name="ce5" office:value-type="float" office:value="1216703" calcext:value-type="float">
            <text:p>1 216 703</text:p>
          </table:table-cell>
          <table:table-cell table:formula="of:=IF([.B47]&lt;=100000;[.B47];0)" office:value-type="float" office:value="0" calcext:value-type="float">
            <text:p>0</text:p>
          </table:table-cell>
          <table:table-cell/>
          <table:table-cell table:style-name="ce9" office:value-type="float" office:value="183834" calcext:value-type="float">
            <text:p>183834</text:p>
          </table:table-cell>
          <table:table-cell table:style-name="ce4" table:formula="of:=IF([.E47]&lt;-[.E$200];[.E47];0)" office:value-type="float" office:value="183834" calcext:value-type="float">
            <text:p>183 834</text:p>
          </table:table-cell>
        </table:table-row>
        <table:table-row table:style-name="ro1">
          <table:table-cell/>
          <table:table-cell table:style-name="ce5" office:value-type="float" office:value="310096" calcext:value-type="float">
            <text:p>310 096</text:p>
          </table:table-cell>
          <table:table-cell table:formula="of:=IF([.B48]&lt;=100000;[.B48];0)" office:value-type="float" office:value="0" calcext:value-type="float">
            <text:p>0</text:p>
          </table:table-cell>
          <table:table-cell/>
          <table:table-cell table:style-name="ce9" office:value-type="float" office:value="184779" calcext:value-type="float">
            <text:p>184779</text:p>
          </table:table-cell>
          <table:table-cell table:style-name="ce4" table:formula="of:=IF([.E48]&lt;-[.E$200];[.E48];0)" office:value-type="float" office:value="184779" calcext:value-type="float">
            <text:p>184 779</text:p>
          </table:table-cell>
        </table:table-row>
        <table:table-row table:style-name="ro1">
          <table:table-cell/>
          <table:table-cell table:style-name="ce5" office:value-type="float" office:value="1514" calcext:value-type="float">
            <text:p>1 514</text:p>
          </table:table-cell>
          <table:table-cell table:formula="of:=IF([.B49]&lt;=100000;[.B49];0)" office:value-type="float" office:value="1514" calcext:value-type="float">
            <text:p>1 514</text:p>
          </table:table-cell>
          <table:table-cell/>
          <table:table-cell table:style-name="ce9" office:value-type="float" office:value="191998" calcext:value-type="float">
            <text:p>191998</text:p>
          </table:table-cell>
          <table:table-cell table:style-name="ce4" table:formula="of:=IF([.E49]&lt;-[.E$200];[.E49];0)" office:value-type="float" office:value="191998" calcext:value-type="float">
            <text:p>191 998</text:p>
          </table:table-cell>
        </table:table-row>
        <table:table-row table:style-name="ro1">
          <table:table-cell/>
          <table:table-cell table:style-name="ce5" office:value-type="float" office:value="209165" calcext:value-type="float">
            <text:p>209 165</text:p>
          </table:table-cell>
          <table:table-cell table:formula="of:=IF([.B50]&lt;=100000;[.B50];0)" office:value-type="float" office:value="0" calcext:value-type="float">
            <text:p>0</text:p>
          </table:table-cell>
          <table:table-cell/>
          <table:table-cell table:style-name="ce9" office:value-type="float" office:value="194542" calcext:value-type="float">
            <text:p>194542</text:p>
          </table:table-cell>
          <table:table-cell table:style-name="ce4" table:formula="of:=IF([.E50]&lt;-[.E$200];[.E50];0)" office:value-type="float" office:value="194542" calcext:value-type="float">
            <text:p>194 542</text:p>
          </table:table-cell>
        </table:table-row>
        <table:table-row table:style-name="ro1">
          <table:table-cell/>
          <table:table-cell table:style-name="ce5" office:value-type="float" office:value="464891" calcext:value-type="float">
            <text:p>464 891</text:p>
          </table:table-cell>
          <table:table-cell table:formula="of:=IF([.B51]&lt;=100000;[.B51];0)" office:value-type="float" office:value="0" calcext:value-type="float">
            <text:p>0</text:p>
          </table:table-cell>
          <table:table-cell/>
          <table:table-cell table:style-name="ce9" office:value-type="float" office:value="208781" calcext:value-type="float">
            <text:p>208781</text:p>
          </table:table-cell>
          <table:table-cell table:style-name="ce4" table:formula="of:=IF([.E51]&lt;-[.E$200];[.E51];0)" office:value-type="float" office:value="208781" calcext:value-type="float">
            <text:p>208 781</text:p>
          </table:table-cell>
        </table:table-row>
        <table:table-row table:style-name="ro1">
          <table:table-cell/>
          <table:table-cell table:style-name="ce5" office:value-type="float" office:value="464891" calcext:value-type="float">
            <text:p>464 891</text:p>
          </table:table-cell>
          <table:table-cell table:formula="of:=IF([.B52]&lt;=100000;[.B52];0)" office:value-type="float" office:value="0" calcext:value-type="float">
            <text:p>0</text:p>
          </table:table-cell>
          <table:table-cell/>
          <table:table-cell table:style-name="ce9" office:value-type="float" office:value="209165" calcext:value-type="float">
            <text:p>209165</text:p>
          </table:table-cell>
          <table:table-cell table:style-name="ce4" table:formula="of:=IF([.E52]&lt;-[.E$200];[.E52];0)" office:value-type="float" office:value="209165" calcext:value-type="float">
            <text:p>209 165</text:p>
          </table:table-cell>
        </table:table-row>
        <table:table-row table:style-name="ro1">
          <table:table-cell/>
          <table:table-cell table:style-name="ce5" office:value-type="float" office:value="242221" calcext:value-type="float">
            <text:p>242 221</text:p>
          </table:table-cell>
          <table:table-cell table:formula="of:=IF([.B53]&lt;=100000;[.B53];0)" office:value-type="float" office:value="0" calcext:value-type="float">
            <text:p>0</text:p>
          </table:table-cell>
          <table:table-cell/>
          <table:table-cell table:style-name="ce9" office:value-type="float" office:value="210295" calcext:value-type="float">
            <text:p>210295</text:p>
          </table:table-cell>
          <table:table-cell table:style-name="ce4" table:formula="of:=IF([.E53]&lt;-[.E$200];[.E53];0)" office:value-type="float" office:value="210295" calcext:value-type="float">
            <text:p>210 295</text:p>
          </table:table-cell>
        </table:table-row>
        <table:table-row table:style-name="ro1">
          <table:table-cell/>
          <table:table-cell table:style-name="ce5" office:value-type="float" office:value="68629" calcext:value-type="float">
            <text:p>68 629</text:p>
          </table:table-cell>
          <table:table-cell table:formula="of:=IF([.B54]&lt;=100000;[.B54];0)" office:value-type="float" office:value="68629" calcext:value-type="float">
            <text:p>68 629</text:p>
          </table:table-cell>
          <table:table-cell/>
          <table:table-cell table:style-name="ce9" office:value-type="float" office:value="210295" calcext:value-type="float">
            <text:p>210295</text:p>
          </table:table-cell>
          <table:table-cell table:style-name="ce4" table:formula="of:=IF([.E54]&lt;-[.E$200];[.E54];0)" office:value-type="float" office:value="210295" calcext:value-type="float">
            <text:p>210 295</text:p>
          </table:table-cell>
        </table:table-row>
        <table:table-row table:style-name="ro1">
          <table:table-cell/>
          <table:table-cell table:style-name="ce5" office:value-type="float" office:value="12677" calcext:value-type="float">
            <text:p>12 677</text:p>
          </table:table-cell>
          <table:table-cell table:formula="of:=IF([.B55]&lt;=100000;[.B55];0)" office:value-type="float" office:value="12677" calcext:value-type="float">
            <text:p>12 677</text:p>
          </table:table-cell>
          <table:table-cell/>
          <table:table-cell table:style-name="ce9" office:value-type="float" office:value="213009" calcext:value-type="float">
            <text:p>213009</text:p>
          </table:table-cell>
          <table:table-cell table:style-name="ce4" table:formula="of:=IF([.E55]&lt;-[.E$200];[.E55];0)" office:value-type="float" office:value="213009" calcext:value-type="float">
            <text:p>213 009</text:p>
          </table:table-cell>
        </table:table-row>
        <table:table-row table:style-name="ro1">
          <table:table-cell/>
          <table:table-cell table:style-name="ce5" office:value-type="float" office:value="222003" calcext:value-type="float">
            <text:p>222 003</text:p>
          </table:table-cell>
          <table:table-cell table:formula="of:=IF([.B56]&lt;=100000;[.B56];0)" office:value-type="float" office:value="0" calcext:value-type="float">
            <text:p>0</text:p>
          </table:table-cell>
          <table:table-cell/>
          <table:table-cell table:style-name="ce9" office:value-type="float" office:value="218604" calcext:value-type="float">
            <text:p>218604</text:p>
          </table:table-cell>
          <table:table-cell table:style-name="ce4" table:formula="of:=IF([.E56]&lt;-[.E$200];[.E56];0)" office:value-type="float" office:value="218604" calcext:value-type="float">
            <text:p>218 604</text:p>
          </table:table-cell>
        </table:table-row>
        <table:table-row table:style-name="ro1">
          <table:table-cell/>
          <table:table-cell table:style-name="ce5" office:value-type="float" office:value="285843" calcext:value-type="float">
            <text:p>285 843</text:p>
          </table:table-cell>
          <table:table-cell table:formula="of:=IF([.B57]&lt;=100000;[.B57];0)" office:value-type="float" office:value="0" calcext:value-type="float">
            <text:p>0</text:p>
          </table:table-cell>
          <table:table-cell/>
          <table:table-cell table:style-name="ce9" office:value-type="float" office:value="222003" calcext:value-type="float">
            <text:p>222003</text:p>
          </table:table-cell>
          <table:table-cell table:style-name="ce4" table:formula="of:=IF([.E57]&lt;-[.E$200];[.E57];0)" office:value-type="float" office:value="222003" calcext:value-type="float">
            <text:p>222 003</text:p>
          </table:table-cell>
        </table:table-row>
        <table:table-row table:style-name="ro1">
          <table:table-cell/>
          <table:table-cell table:style-name="ce5" office:value-type="float" office:value="285843" calcext:value-type="float">
            <text:p>285 843</text:p>
          </table:table-cell>
          <table:table-cell table:formula="of:=IF([.B58]&lt;=100000;[.B58];0)" office:value-type="float" office:value="0" calcext:value-type="float">
            <text:p>0</text:p>
          </table:table-cell>
          <table:table-cell/>
          <table:table-cell table:style-name="ce9" office:value-type="float" office:value="222813" calcext:value-type="float">
            <text:p>222813</text:p>
          </table:table-cell>
          <table:table-cell table:style-name="ce4" table:formula="of:=IF([.E58]&lt;-[.E$200];[.E58];0)" office:value-type="float" office:value="222813" calcext:value-type="float">
            <text:p>222 813</text:p>
          </table:table-cell>
        </table:table-row>
        <table:table-row table:style-name="ro1">
          <table:table-cell/>
          <table:table-cell table:style-name="ce5" office:value-type="float" office:value="285843" calcext:value-type="float">
            <text:p>285 843</text:p>
          </table:table-cell>
          <table:table-cell table:formula="of:=IF([.B59]&lt;=100000;[.B59];0)" office:value-type="float" office:value="0" calcext:value-type="float">
            <text:p>0</text:p>
          </table:table-cell>
          <table:table-cell/>
          <table:table-cell table:style-name="ce9" office:value-type="float" office:value="223468" calcext:value-type="float">
            <text:p>223468</text:p>
          </table:table-cell>
          <table:table-cell table:style-name="ce4" table:formula="of:=IF([.E59]&lt;-[.E$200];[.E59];0)" office:value-type="float" office:value="223468" calcext:value-type="float">
            <text:p>223 468</text:p>
          </table:table-cell>
        </table:table-row>
        <table:table-row table:style-name="ro1">
          <table:table-cell/>
          <table:table-cell table:style-name="ce5" office:value-type="float" office:value="520523" calcext:value-type="float">
            <text:p>520 523</text:p>
          </table:table-cell>
          <table:table-cell table:formula="of:=IF([.B60]&lt;=100000;[.B60];0)" office:value-type="float" office:value="0" calcext:value-type="float">
            <text:p>0</text:p>
          </table:table-cell>
          <table:table-cell/>
          <table:table-cell table:style-name="ce9" office:value-type="float" office:value="223888" calcext:value-type="float">
            <text:p>223888</text:p>
          </table:table-cell>
          <table:table-cell table:style-name="ce4" table:formula="of:=IF([.E60]&lt;-[.E$200];[.E60];0)" office:value-type="float" office:value="223888" calcext:value-type="float">
            <text:p>223 888</text:p>
          </table:table-cell>
        </table:table-row>
        <table:table-row table:style-name="ro1">
          <table:table-cell/>
          <table:table-cell table:style-name="ce5" office:value-type="float" office:value="173380" calcext:value-type="float">
            <text:p>173 380</text:p>
          </table:table-cell>
          <table:table-cell table:formula="of:=IF([.B61]&lt;=100000;[.B61];0)" office:value-type="float" office:value="0" calcext:value-type="float">
            <text:p>0</text:p>
          </table:table-cell>
          <table:table-cell/>
          <table:table-cell table:style-name="ce9" office:value-type="float" office:value="224693" calcext:value-type="float">
            <text:p>224693</text:p>
          </table:table-cell>
          <table:table-cell table:style-name="ce4" table:formula="of:=IF([.E61]&lt;-[.E$200];[.E61];0)" office:value-type="float" office:value="224693" calcext:value-type="float">
            <text:p>224 693</text:p>
          </table:table-cell>
        </table:table-row>
        <table:table-row table:style-name="ro1">
          <table:table-cell/>
          <table:table-cell table:style-name="ce5" office:value-type="float" office:value="762532" calcext:value-type="float">
            <text:p>762 532</text:p>
          </table:table-cell>
          <table:table-cell table:formula="of:=IF([.B62]&lt;=100000;[.B62];0)" office:value-type="float" office:value="0" calcext:value-type="float">
            <text:p>0</text:p>
          </table:table-cell>
          <table:table-cell/>
          <table:table-cell table:style-name="ce9" office:value-type="float" office:value="224693" calcext:value-type="float">
            <text:p>224693</text:p>
          </table:table-cell>
          <table:table-cell table:style-name="ce4" table:formula="of:=IF([.E62]&lt;-[.E$200];[.E62];0)" office:value-type="float" office:value="224693" calcext:value-type="float">
            <text:p>224 693</text:p>
          </table:table-cell>
        </table:table-row>
        <table:table-row table:style-name="ro1">
          <table:table-cell/>
          <table:table-cell table:style-name="ce5" office:value-type="float" office:value="1366961" calcext:value-type="float">
            <text:p>1 366 961</text:p>
          </table:table-cell>
          <table:table-cell table:formula="of:=IF([.B63]&lt;=100000;[.B63];0)" office:value-type="float" office:value="0" calcext:value-type="float">
            <text:p>0</text:p>
          </table:table-cell>
          <table:table-cell/>
          <table:table-cell table:style-name="ce9" office:value-type="float" office:value="224791" calcext:value-type="float">
            <text:p>224791</text:p>
          </table:table-cell>
          <table:table-cell table:style-name="ce4" table:formula="of:=IF([.E63]&lt;-[.E$200];[.E63];0)" office:value-type="float" office:value="224791" calcext:value-type="float">
            <text:p>224 791</text:p>
          </table:table-cell>
        </table:table-row>
        <table:table-row table:style-name="ro1">
          <table:table-cell/>
          <table:table-cell table:style-name="ce5" office:value-type="float" office:value="273621" calcext:value-type="float">
            <text:p>273 621</text:p>
          </table:table-cell>
          <table:table-cell table:formula="of:=IF([.B64]&lt;=100000;[.B64];0)" office:value-type="float" office:value="0" calcext:value-type="float">
            <text:p>0</text:p>
          </table:table-cell>
          <table:table-cell/>
          <table:table-cell table:style-name="ce9" office:value-type="float" office:value="227952" calcext:value-type="float">
            <text:p>227952</text:p>
          </table:table-cell>
          <table:table-cell table:style-name="ce4" table:formula="of:=IF([.E64]&lt;-[.E$200];[.E64];0)" office:value-type="float" office:value="227952" calcext:value-type="float">
            <text:p>227 952</text:p>
          </table:table-cell>
        </table:table-row>
        <table:table-row table:style-name="ro1">
          <table:table-cell/>
          <table:table-cell table:style-name="ce5" office:value-type="float" office:value="533715" calcext:value-type="float">
            <text:p>533 715</text:p>
          </table:table-cell>
          <table:table-cell table:formula="of:=IF([.B65]&lt;=100000;[.B65];0)" office:value-type="float" office:value="0" calcext:value-type="float">
            <text:p>0</text:p>
          </table:table-cell>
          <table:table-cell/>
          <table:table-cell table:style-name="ce9" office:value-type="float" office:value="230606" calcext:value-type="float">
            <text:p>230606</text:p>
          </table:table-cell>
          <table:table-cell table:style-name="ce4" table:formula="of:=IF([.E65]&lt;-[.E$200];[.E65];0)" office:value-type="float" office:value="230606" calcext:value-type="float">
            <text:p>230 606</text:p>
          </table:table-cell>
        </table:table-row>
        <table:table-row table:style-name="ro1">
          <table:table-cell/>
          <table:table-cell table:style-name="ce5" office:value-type="float" office:value="371701" calcext:value-type="float">
            <text:p>371 701</text:p>
          </table:table-cell>
          <table:table-cell table:formula="of:=IF([.B66]&lt;=100000;[.B66];0)" office:value-type="float" office:value="0" calcext:value-type="float">
            <text:p>0</text:p>
          </table:table-cell>
          <table:table-cell/>
          <table:table-cell table:style-name="ce9" office:value-type="float" office:value="230780" calcext:value-type="float">
            <text:p>230780</text:p>
          </table:table-cell>
          <table:table-cell table:style-name="ce4" table:formula="of:=IF([.E66]&lt;-[.E$200];[.E66];0)" office:value-type="float" office:value="230780" calcext:value-type="float">
            <text:p>230 780</text:p>
          </table:table-cell>
        </table:table-row>
        <table:table-row table:style-name="ro1">
          <table:table-cell/>
          <table:table-cell table:style-name="ce5" office:value-type="float" office:value="852760" calcext:value-type="float">
            <text:p>852 760</text:p>
          </table:table-cell>
          <table:table-cell table:formula="of:=IF([.B67]&lt;=100000;[.B67];0)" office:value-type="float" office:value="0" calcext:value-type="float">
            <text:p>0</text:p>
          </table:table-cell>
          <table:table-cell/>
          <table:table-cell table:style-name="ce9" office:value-type="float" office:value="231865" calcext:value-type="float">
            <text:p>231865</text:p>
          </table:table-cell>
          <table:table-cell table:style-name="ce4" table:formula="of:=IF([.E67]&lt;-[.E$200];[.E67];0)" office:value-type="float" office:value="231865" calcext:value-type="float">
            <text:p>231 865</text:p>
          </table:table-cell>
        </table:table-row>
        <table:table-row table:style-name="ro1">
          <table:table-cell/>
          <table:table-cell table:style-name="ce5" office:value-type="float" office:value="1386475" calcext:value-type="float">
            <text:p>1 386 475</text:p>
          </table:table-cell>
          <table:table-cell table:formula="of:=IF([.B68]&lt;=100000;[.B68];0)" office:value-type="float" office:value="0" calcext:value-type="float">
            <text:p>0</text:p>
          </table:table-cell>
          <table:table-cell/>
          <table:table-cell table:style-name="ce9" office:value-type="float" office:value="232962" calcext:value-type="float">
            <text:p>232962</text:p>
          </table:table-cell>
          <table:table-cell table:style-name="ce4" table:formula="of:=IF([.E68]&lt;-[.E$200];[.E68];0)" office:value-type="float" office:value="232962" calcext:value-type="float">
            <text:p>232 962</text:p>
          </table:table-cell>
        </table:table-row>
        <table:table-row table:style-name="ro1">
          <table:table-cell/>
          <table:table-cell table:style-name="ce5" office:value-type="float" office:value="558045" calcext:value-type="float">
            <text:p>558 045</text:p>
          </table:table-cell>
          <table:table-cell table:formula="of:=IF([.B69]&lt;=100000;[.B69];0)" office:value-type="float" office:value="0" calcext:value-type="float">
            <text:p>0</text:p>
          </table:table-cell>
          <table:table-cell/>
          <table:table-cell table:style-name="ce9" office:value-type="float" office:value="232962" calcext:value-type="float">
            <text:p>232962</text:p>
          </table:table-cell>
          <table:table-cell table:style-name="ce4" table:formula="of:=IF([.E69]&lt;-[.E$200];[.E69];0)" office:value-type="float" office:value="232962" calcext:value-type="float">
            <text:p>232 962</text:p>
          </table:table-cell>
        </table:table-row>
        <table:table-row table:style-name="ro1">
          <table:table-cell/>
          <table:table-cell table:style-name="ce5" office:value-type="float" office:value="238789" calcext:value-type="float">
            <text:p>238 789</text:p>
          </table:table-cell>
          <table:table-cell table:formula="of:=IF([.B70]&lt;=100000;[.B70];0)" office:value-type="float" office:value="0" calcext:value-type="float">
            <text:p>0</text:p>
          </table:table-cell>
          <table:table-cell/>
          <table:table-cell table:style-name="ce9" office:value-type="float" office:value="233336" calcext:value-type="float">
            <text:p>233336</text:p>
          </table:table-cell>
          <table:table-cell table:style-name="ce4" table:formula="of:=IF([.E70]&lt;-[.E$200];[.E70];0)" office:value-type="float" office:value="233336" calcext:value-type="float">
            <text:p>233 336</text:p>
          </table:table-cell>
        </table:table-row>
        <table:table-row table:style-name="ro1">
          <table:table-cell/>
          <table:table-cell table:style-name="ce5" office:value-type="float" office:value="2825575" calcext:value-type="float">
            <text:p>2 825 575</text:p>
          </table:table-cell>
          <table:table-cell table:formula="of:=IF([.B71]&lt;=100000;[.B71];0)" office:value-type="float" office:value="0" calcext:value-type="float">
            <text:p>0</text:p>
          </table:table-cell>
          <table:table-cell/>
          <table:table-cell table:style-name="ce9" office:value-type="float" office:value="233336" calcext:value-type="float">
            <text:p>233336</text:p>
          </table:table-cell>
          <table:table-cell table:style-name="ce4" table:formula="of:=IF([.E71]&lt;-[.E$200];[.E71];0)" office:value-type="float" office:value="233336" calcext:value-type="float">
            <text:p>233 336</text:p>
          </table:table-cell>
        </table:table-row>
        <table:table-row table:style-name="ro1">
          <table:table-cell/>
          <table:table-cell table:style-name="ce5" office:value-type="float" office:value="5224" calcext:value-type="float">
            <text:p>5 224</text:p>
          </table:table-cell>
          <table:table-cell table:formula="of:=IF([.B72]&lt;=100000;[.B72];0)" office:value-type="float" office:value="5224" calcext:value-type="float">
            <text:p>5 224</text:p>
          </table:table-cell>
          <table:table-cell/>
          <table:table-cell table:style-name="ce9" office:value-type="float" office:value="234810" calcext:value-type="float">
            <text:p>234810</text:p>
          </table:table-cell>
          <table:table-cell table:style-name="ce4" table:formula="of:=IF([.E72]&lt;-[.E$200];[.E72];0)" office:value-type="float" office:value="234810" calcext:value-type="float">
            <text:p>234 810</text:p>
          </table:table-cell>
        </table:table-row>
        <table:table-row table:style-name="ro1">
          <table:table-cell/>
          <table:table-cell table:style-name="ce5" office:value-type="float" office:value="254394" calcext:value-type="float">
            <text:p>254 394</text:p>
          </table:table-cell>
          <table:table-cell table:formula="of:=IF([.B73]&lt;=100000;[.B73];0)" office:value-type="float" office:value="0" calcext:value-type="float">
            <text:p>0</text:p>
          </table:table-cell>
          <table:table-cell/>
          <table:table-cell table:style-name="ce9" office:value-type="float" office:value="237330" calcext:value-type="float">
            <text:p>237330</text:p>
          </table:table-cell>
          <table:table-cell table:style-name="ce4" table:formula="of:=IF([.E73]&lt;-[.E$200];[.E73];0)" office:value-type="float" office:value="237330" calcext:value-type="float">
            <text:p>237 330</text:p>
          </table:table-cell>
        </table:table-row>
        <table:table-row table:style-name="ro1">
          <table:table-cell/>
          <table:table-cell table:style-name="ce5" office:value-type="float" office:value="5726044" calcext:value-type="float">
            <text:p>5 726 044</text:p>
          </table:table-cell>
          <table:table-cell table:formula="of:=IF([.B74]&lt;=100000;[.B74];0)" office:value-type="float" office:value="0" calcext:value-type="float">
            <text:p>0</text:p>
          </table:table-cell>
          <table:table-cell/>
          <table:table-cell table:style-name="ce9" office:value-type="float" office:value="238789" calcext:value-type="float">
            <text:p>238789</text:p>
          </table:table-cell>
          <table:table-cell table:style-name="ce4" table:formula="of:=IF([.E74]&lt;-[.E$200];[.E74];0)" office:value-type="float" office:value="238789" calcext:value-type="float">
            <text:p>238 789</text:p>
          </table:table-cell>
        </table:table-row>
        <table:table-row table:style-name="ro1">
          <table:table-cell/>
          <table:table-cell table:style-name="ce5" office:value-type="float" office:value="171994" calcext:value-type="float">
            <text:p>171 994</text:p>
          </table:table-cell>
          <table:table-cell table:formula="of:=IF([.B75]&lt;=100000;[.B75];0)" office:value-type="float" office:value="0" calcext:value-type="float">
            <text:p>0</text:p>
          </table:table-cell>
          <table:table-cell/>
          <table:table-cell table:style-name="ce9" office:value-type="float" office:value="240152" calcext:value-type="float">
            <text:p>240152</text:p>
          </table:table-cell>
          <table:table-cell table:style-name="ce4" table:formula="of:=IF([.E75]&lt;-[.E$200];[.E75];0)" office:value-type="float" office:value="240152" calcext:value-type="float">
            <text:p>240 152</text:p>
          </table:table-cell>
        </table:table-row>
        <table:table-row table:style-name="ro1">
          <table:table-cell/>
          <table:table-cell table:style-name="ce5" office:value-type="float" office:value="232962" calcext:value-type="float">
            <text:p>232 962</text:p>
          </table:table-cell>
          <table:table-cell table:formula="of:=IF([.B76]&lt;=100000;[.B76];0)" office:value-type="float" office:value="0" calcext:value-type="float">
            <text:p>0</text:p>
          </table:table-cell>
          <table:table-cell/>
          <table:table-cell table:style-name="ce9" office:value-type="float" office:value="241003" calcext:value-type="float">
            <text:p>241003</text:p>
          </table:table-cell>
          <table:table-cell table:style-name="ce4" table:formula="of:=IF([.E76]&lt;-[.E$200];[.E76];0)" office:value-type="float" office:value="241003" calcext:value-type="float">
            <text:p>241 003</text:p>
          </table:table-cell>
        </table:table-row>
        <table:table-row table:style-name="ro1">
          <table:table-cell/>
          <table:table-cell table:style-name="ce5" office:value-type="float" office:value="232962" calcext:value-type="float">
            <text:p>232 962</text:p>
          </table:table-cell>
          <table:table-cell table:formula="of:=IF([.B77]&lt;=100000;[.B77];0)" office:value-type="float" office:value="0" calcext:value-type="float">
            <text:p>0</text:p>
          </table:table-cell>
          <table:table-cell/>
          <table:table-cell table:style-name="ce9" office:value-type="float" office:value="242221" calcext:value-type="float">
            <text:p>242221</text:p>
          </table:table-cell>
          <table:table-cell table:style-name="ce4" table:formula="of:=IF([.E77]&lt;-[.E$200];[.E77];0)" office:value-type="float" office:value="242221" calcext:value-type="float">
            <text:p>242 221</text:p>
          </table:table-cell>
        </table:table-row>
        <table:table-row table:style-name="ro1">
          <table:table-cell/>
          <table:table-cell table:style-name="ce5" office:value-type="float" office:value="23083" calcext:value-type="float">
            <text:p>23 083</text:p>
          </table:table-cell>
          <table:table-cell table:formula="of:=IF([.B78]&lt;=100000;[.B78];0)" office:value-type="float" office:value="23083" calcext:value-type="float">
            <text:p>23 083</text:p>
          </table:table-cell>
          <table:table-cell/>
          <table:table-cell table:style-name="ce9" office:value-type="float" office:value="244067" calcext:value-type="float">
            <text:p>244067</text:p>
          </table:table-cell>
          <table:table-cell table:style-name="ce4" table:formula="of:=IF([.E78]&lt;-[.E$200];[.E78];0)" office:value-type="float" office:value="244067" calcext:value-type="float">
            <text:p>244 067</text:p>
          </table:table-cell>
        </table:table-row>
        <table:table-row table:style-name="ro1">
          <table:table-cell/>
          <table:table-cell table:style-name="ce5" office:value-type="float" office:value="313256" calcext:value-type="float">
            <text:p>313 256</text:p>
          </table:table-cell>
          <table:table-cell table:formula="of:=IF([.B79]&lt;=100000;[.B79];0)" office:value-type="float" office:value="0" calcext:value-type="float">
            <text:p>0</text:p>
          </table:table-cell>
          <table:table-cell/>
          <table:table-cell table:style-name="ce9" office:value-type="float" office:value="248357" calcext:value-type="float">
            <text:p>248357</text:p>
          </table:table-cell>
          <table:table-cell table:style-name="ce4" table:formula="of:=IF([.E79]&lt;-[.E$200];[.E79];0)" office:value-type="float" office:value="248357" calcext:value-type="float">
            <text:p>248 357</text:p>
          </table:table-cell>
        </table:table-row>
        <table:table-row table:style-name="ro1">
          <table:table-cell/>
          <table:table-cell table:style-name="ce5" office:value-type="float" office:value="150567" calcext:value-type="float">
            <text:p>150 567</text:p>
          </table:table-cell>
          <table:table-cell table:formula="of:=IF([.B80]&lt;=100000;[.B80];0)" office:value-type="float" office:value="0" calcext:value-type="float">
            <text:p>0</text:p>
          </table:table-cell>
          <table:table-cell/>
          <table:table-cell table:style-name="ce9" office:value-type="float" office:value="251545" calcext:value-type="float">
            <text:p>251545</text:p>
          </table:table-cell>
          <table:table-cell table:style-name="ce4" table:formula="of:=IF([.E80]&lt;-[.E$200];[.E80];0)" office:value-type="float" office:value="251545" calcext:value-type="float">
            <text:p>251 545</text:p>
          </table:table-cell>
        </table:table-row>
        <table:table-row table:style-name="ro1">
          <table:table-cell/>
          <table:table-cell table:style-name="ce5" office:value-type="float" office:value="300643" calcext:value-type="float">
            <text:p>300 643</text:p>
          </table:table-cell>
          <table:table-cell table:formula="of:=IF([.B81]&lt;=100000;[.B81];0)" office:value-type="float" office:value="0" calcext:value-type="float">
            <text:p>0</text:p>
          </table:table-cell>
          <table:table-cell/>
          <table:table-cell table:style-name="ce9" office:value-type="float" office:value="252181" calcext:value-type="float">
            <text:p>252181</text:p>
          </table:table-cell>
          <table:table-cell table:style-name="ce4" table:formula="of:=IF([.E81]&lt;-[.E$200];[.E81];0)" office:value-type="float" office:value="252181" calcext:value-type="float">
            <text:p>252 181</text:p>
          </table:table-cell>
        </table:table-row>
        <table:table-row table:style-name="ro1">
          <table:table-cell/>
          <table:table-cell table:style-name="ce5" office:value-type="float" office:value="280279" calcext:value-type="float">
            <text:p>280 279</text:p>
          </table:table-cell>
          <table:table-cell table:formula="of:=IF([.B82]&lt;=100000;[.B82];0)" office:value-type="float" office:value="0" calcext:value-type="float">
            <text:p>0</text:p>
          </table:table-cell>
          <table:table-cell/>
          <table:table-cell table:style-name="ce9" office:value-type="float" office:value="252181" calcext:value-type="float">
            <text:p>252181</text:p>
          </table:table-cell>
          <table:table-cell table:style-name="ce4" table:formula="of:=IF([.E82]&lt;-[.E$200];[.E82];0)" office:value-type="float" office:value="252181" calcext:value-type="float">
            <text:p>252 181</text:p>
          </table:table-cell>
        </table:table-row>
        <table:table-row table:style-name="ro1">
          <table:table-cell/>
          <table:table-cell table:style-name="ce5" office:value-type="float" office:value="227952" calcext:value-type="float">
            <text:p>227 952</text:p>
          </table:table-cell>
          <table:table-cell table:formula="of:=IF([.B83]&lt;=100000;[.B83];0)" office:value-type="float" office:value="0" calcext:value-type="float">
            <text:p>0</text:p>
          </table:table-cell>
          <table:table-cell/>
          <table:table-cell table:style-name="ce9" office:value-type="float" office:value="254394" calcext:value-type="float">
            <text:p>254394</text:p>
          </table:table-cell>
          <table:table-cell table:style-name="ce4" table:formula="of:=IF([.E83]&lt;-[.E$200];[.E83];0)" office:value-type="float" office:value="254394" calcext:value-type="float">
            <text:p>254 394</text:p>
          </table:table-cell>
        </table:table-row>
        <table:table-row table:style-name="ro1">
          <table:table-cell/>
          <table:table-cell table:style-name="ce5" office:value-type="float" office:value="508231" calcext:value-type="float">
            <text:p>508 231</text:p>
          </table:table-cell>
          <table:table-cell table:formula="of:=IF([.B84]&lt;=100000;[.B84];0)" office:value-type="float" office:value="0" calcext:value-type="float">
            <text:p>0</text:p>
          </table:table-cell>
          <table:table-cell/>
          <table:table-cell table:style-name="ce9" office:value-type="float" office:value="259605" calcext:value-type="float">
            <text:p>259605</text:p>
          </table:table-cell>
          <table:table-cell table:style-name="ce4" table:formula="of:=IF([.E84]&lt;-[.E$200];[.E84];0)" office:value-type="float" office:value="259605" calcext:value-type="float">
            <text:p>259 605</text:p>
          </table:table-cell>
        </table:table-row>
        <table:table-row table:style-name="ro1">
          <table:table-cell/>
          <table:table-cell table:style-name="ce5" office:value-type="float" office:value="208781" calcext:value-type="float">
            <text:p>208 781</text:p>
          </table:table-cell>
          <table:table-cell table:formula="of:=IF([.B85]&lt;=100000;[.B85];0)" office:value-type="float" office:value="0" calcext:value-type="float">
            <text:p>0</text:p>
          </table:table-cell>
          <table:table-cell/>
          <table:table-cell table:style-name="ce9" office:value-type="float" office:value="263358" calcext:value-type="float">
            <text:p>263358</text:p>
          </table:table-cell>
          <table:table-cell table:style-name="ce4" table:formula="of:=IF([.E85]&lt;-[.E$200];[.E85];0)" office:value-type="float" office:value="263358" calcext:value-type="float">
            <text:p>263 358</text:p>
          </table:table-cell>
        </table:table-row>
        <table:table-row table:style-name="ro1">
          <table:table-cell/>
          <table:table-cell table:style-name="ce5" office:value-type="float" office:value="296946" calcext:value-type="float">
            <text:p>296 946</text:p>
          </table:table-cell>
          <table:table-cell table:formula="of:=IF([.B86]&lt;=100000;[.B86];0)" office:value-type="float" office:value="0" calcext:value-type="float">
            <text:p>0</text:p>
          </table:table-cell>
          <table:table-cell/>
          <table:table-cell table:style-name="ce9" office:value-type="float" office:value="266197" calcext:value-type="float">
            <text:p>266197</text:p>
          </table:table-cell>
          <table:table-cell table:style-name="ce4" table:formula="of:=IF([.E86]&lt;-[.E$200];[.E86];0)" office:value-type="float" office:value="266197" calcext:value-type="float">
            <text:p>266 197</text:p>
          </table:table-cell>
        </table:table-row>
        <table:table-row table:style-name="ro1">
          <table:table-cell/>
          <table:table-cell table:style-name="ce5" office:value-type="float" office:value="808429" calcext:value-type="float">
            <text:p>808 429</text:p>
          </table:table-cell>
          <table:table-cell table:formula="of:=IF([.B87]&lt;=100000;[.B87];0)" office:value-type="float" office:value="0" calcext:value-type="float">
            <text:p>0</text:p>
          </table:table-cell>
          <table:table-cell/>
          <table:table-cell table:style-name="ce9" office:value-type="float" office:value="273621" calcext:value-type="float">
            <text:p>273621</text:p>
          </table:table-cell>
          <table:table-cell table:style-name="ce4" table:formula="of:=IF([.E87]&lt;-[.E$200];[.E87];0)" office:value-type="float" office:value="273621" calcext:value-type="float">
            <text:p>273 621</text:p>
          </table:table-cell>
        </table:table-row>
        <table:table-row table:style-name="ro1">
          <table:table-cell/>
          <table:table-cell table:style-name="ce5" office:value-type="float" office:value="713324" calcext:value-type="float">
            <text:p>713 324</text:p>
          </table:table-cell>
          <table:table-cell table:formula="of:=IF([.B88]&lt;=100000;[.B88];0)" office:value-type="float" office:value="0" calcext:value-type="float">
            <text:p>0</text:p>
          </table:table-cell>
          <table:table-cell/>
          <table:table-cell table:style-name="ce9" office:value-type="float" office:value="276766" calcext:value-type="float">
            <text:p>276766</text:p>
          </table:table-cell>
          <table:table-cell table:style-name="ce4" table:formula="of:=IF([.E88]&lt;-[.E$200];[.E88];0)" office:value-type="float" office:value="276766" calcext:value-type="float">
            <text:p>276 766</text:p>
          </table:table-cell>
        </table:table-row>
        <table:table-row table:style-name="ro1">
          <table:table-cell/>
          <table:table-cell table:style-name="ce5" office:value-type="float" office:value="892241" calcext:value-type="float">
            <text:p>892 241</text:p>
          </table:table-cell>
          <table:table-cell table:formula="of:=IF([.B89]&lt;=100000;[.B89];0)" office:value-type="float" office:value="0" calcext:value-type="float">
            <text:p>0</text:p>
          </table:table-cell>
          <table:table-cell/>
          <table:table-cell table:style-name="ce9" office:value-type="float" office:value="276766" calcext:value-type="float">
            <text:p>276766</text:p>
          </table:table-cell>
          <table:table-cell table:style-name="ce4" table:formula="of:=IF([.E89]&lt;-[.E$200];[.E89];0)" office:value-type="float" office:value="276766" calcext:value-type="float">
            <text:p>276 766</text:p>
          </table:table-cell>
        </table:table-row>
        <table:table-row table:style-name="ro1">
          <table:table-cell/>
          <table:table-cell table:style-name="ce5" office:value-type="float" office:value="84638" calcext:value-type="float">
            <text:p>84 638</text:p>
          </table:table-cell>
          <table:table-cell table:formula="of:=IF([.B90]&lt;=100000;[.B90];0)" office:value-type="float" office:value="84638" calcext:value-type="float">
            <text:p>84 638</text:p>
          </table:table-cell>
          <table:table-cell/>
          <table:table-cell table:style-name="ce9" office:value-type="float" office:value="277047" calcext:value-type="float">
            <text:p>277047</text:p>
          </table:table-cell>
          <table:table-cell table:style-name="ce4" table:formula="of:=IF([.E90]&lt;-[.E$200];[.E90];0)" office:value-type="float" office:value="277047" calcext:value-type="float">
            <text:p>277 047</text:p>
          </table:table-cell>
        </table:table-row>
        <table:table-row table:style-name="ro1">
          <table:table-cell/>
          <table:table-cell table:style-name="ce5" office:value-type="float" office:value="84638" calcext:value-type="float">
            <text:p>84 638</text:p>
          </table:table-cell>
          <table:table-cell table:formula="of:=IF([.B91]&lt;=100000;[.B91];0)" office:value-type="float" office:value="84638" calcext:value-type="float">
            <text:p>84 638</text:p>
          </table:table-cell>
          <table:table-cell/>
          <table:table-cell table:style-name="ce9" office:value-type="float" office:value="280279" calcext:value-type="float">
            <text:p>280279</text:p>
          </table:table-cell>
          <table:table-cell table:style-name="ce4" table:formula="of:=IF([.E91]&lt;-[.E$200];[.E91];0)" office:value-type="float" office:value="280279" calcext:value-type="float">
            <text:p>280 279</text:p>
          </table:table-cell>
        </table:table-row>
        <table:table-row table:style-name="ro1">
          <table:table-cell/>
          <table:table-cell table:style-name="ce5" office:value-type="float" office:value="873866" calcext:value-type="float">
            <text:p>873 866</text:p>
          </table:table-cell>
          <table:table-cell table:formula="of:=IF([.B92]&lt;=100000;[.B92];0)" office:value-type="float" office:value="0" calcext:value-type="float">
            <text:p>0</text:p>
          </table:table-cell>
          <table:table-cell/>
          <table:table-cell table:style-name="ce9" office:value-type="float" office:value="285843" calcext:value-type="float">
            <text:p>285843</text:p>
          </table:table-cell>
          <table:table-cell table:style-name="ce4" table:formula="of:=IF([.E92]&lt;-[.E$200];[.E92];0)" office:value-type="float" office:value="285843" calcext:value-type="float">
            <text:p>285 843</text:p>
          </table:table-cell>
        </table:table-row>
        <table:table-row table:style-name="ro1">
          <table:table-cell/>
          <table:table-cell table:style-name="ce5" office:value-type="float" office:value="309519" calcext:value-type="float">
            <text:p>309 519</text:p>
          </table:table-cell>
          <table:table-cell table:formula="of:=IF([.B93]&lt;=100000;[.B93];0)" office:value-type="float" office:value="0" calcext:value-type="float">
            <text:p>0</text:p>
          </table:table-cell>
          <table:table-cell/>
          <table:table-cell table:style-name="ce9" office:value-type="float" office:value="285843" calcext:value-type="float">
            <text:p>285843</text:p>
          </table:table-cell>
          <table:table-cell table:style-name="ce4" table:formula="of:=IF([.E93]&lt;-[.E$200];[.E93];0)" office:value-type="float" office:value="285843" calcext:value-type="float">
            <text:p>285 843</text:p>
          </table:table-cell>
        </table:table-row>
        <table:table-row table:style-name="ro1">
          <table:table-cell/>
          <table:table-cell table:style-name="ce5" office:value-type="float" office:value="454685" calcext:value-type="float">
            <text:p>454 685</text:p>
          </table:table-cell>
          <table:table-cell table:formula="of:=IF([.B94]&lt;=100000;[.B94];0)" office:value-type="float" office:value="0" calcext:value-type="float">
            <text:p>0</text:p>
          </table:table-cell>
          <table:table-cell/>
          <table:table-cell table:style-name="ce9" office:value-type="float" office:value="285843" calcext:value-type="float">
            <text:p>285843</text:p>
          </table:table-cell>
          <table:table-cell table:style-name="ce4" table:formula="of:=IF([.E94]&lt;-[.E$200];[.E94];0)" office:value-type="float" office:value="285843" calcext:value-type="float">
            <text:p>285 843</text:p>
          </table:table-cell>
        </table:table-row>
        <table:table-row table:style-name="ro1">
          <table:table-cell/>
          <table:table-cell table:style-name="ce5" office:value-type="float" office:value="4443914" calcext:value-type="float">
            <text:p>4 443 914</text:p>
          </table:table-cell>
          <table:table-cell table:formula="of:=IF([.B95]&lt;=100000;[.B95];0)" office:value-type="float" office:value="0" calcext:value-type="float">
            <text:p>0</text:p>
          </table:table-cell>
          <table:table-cell/>
          <table:table-cell table:style-name="ce9" office:value-type="float" office:value="287225" calcext:value-type="float">
            <text:p>287225</text:p>
          </table:table-cell>
          <table:table-cell table:style-name="ce4" table:formula="of:=IF([.E95]&lt;-[.E$200];[.E95];0)" office:value-type="float" office:value="287225" calcext:value-type="float">
            <text:p>287 225</text:p>
          </table:table-cell>
        </table:table-row>
        <table:table-row table:style-name="ro1">
          <table:table-cell/>
          <table:table-cell table:style-name="ce5" office:value-type="float" office:value="309763" calcext:value-type="float">
            <text:p>309 763</text:p>
          </table:table-cell>
          <table:table-cell table:formula="of:=IF([.B96]&lt;=100000;[.B96];0)" office:value-type="float" office:value="0" calcext:value-type="float">
            <text:p>0</text:p>
          </table:table-cell>
          <table:table-cell/>
          <table:table-cell table:style-name="ce9" office:value-type="float" office:value="288118" calcext:value-type="float">
            <text:p>288118</text:p>
          </table:table-cell>
          <table:table-cell table:style-name="ce4" table:formula="of:=IF([.E96]&lt;-[.E$200];[.E96];0)" office:value-type="float" office:value="288118" calcext:value-type="float">
            <text:p>288 118</text:p>
          </table:table-cell>
        </table:table-row>
        <table:table-row table:style-name="ro1">
          <table:table-cell/>
          <table:table-cell table:style-name="ce5" office:value-type="float" office:value="578271" calcext:value-type="float">
            <text:p>578 271</text:p>
          </table:table-cell>
          <table:table-cell table:formula="of:=IF([.B97]&lt;=100000;[.B97];0)" office:value-type="float" office:value="0" calcext:value-type="float">
            <text:p>0</text:p>
          </table:table-cell>
          <table:table-cell/>
          <table:table-cell table:style-name="ce9" office:value-type="float" office:value="293848" calcext:value-type="float">
            <text:p>293848</text:p>
          </table:table-cell>
          <table:table-cell table:style-name="ce4" table:formula="of:=IF([.E97]&lt;-[.E$200];[.E97];0)" office:value-type="float" office:value="293848" calcext:value-type="float">
            <text:p>293 848</text:p>
          </table:table-cell>
        </table:table-row>
        <table:table-row table:style-name="ro1">
          <table:table-cell/>
          <table:table-cell table:style-name="ce5" office:value-type="float" office:value="11594725" calcext:value-type="float">
            <text:p>11 594 725</text:p>
          </table:table-cell>
          <table:table-cell table:formula="of:=IF([.B98]&lt;=100000;[.B98];0)" office:value-type="float" office:value="0" calcext:value-type="float">
            <text:p>0</text:p>
          </table:table-cell>
          <table:table-cell/>
          <table:table-cell table:style-name="ce9" office:value-type="float" office:value="295829" calcext:value-type="float">
            <text:p>295829</text:p>
          </table:table-cell>
          <table:table-cell table:style-name="ce4" table:formula="of:=IF([.E98]&lt;-[.E$200];[.E98];0)" office:value-type="float" office:value="295829" calcext:value-type="float">
            <text:p>295 829</text:p>
          </table:table-cell>
        </table:table-row>
        <table:table-row table:style-name="ro1">
          <table:table-cell/>
          <table:table-cell table:style-name="ce5" office:value-type="float" office:value="22040913" calcext:value-type="float">
            <text:p>22 040 913</text:p>
          </table:table-cell>
          <table:table-cell table:formula="of:=IF([.B99]&lt;=100000;[.B99];0)" office:value-type="float" office:value="0" calcext:value-type="float">
            <text:p>0</text:p>
          </table:table-cell>
          <table:table-cell/>
          <table:table-cell table:style-name="ce9" office:value-type="float" office:value="296946" calcext:value-type="float">
            <text:p>296946</text:p>
          </table:table-cell>
          <table:table-cell table:style-name="ce4" table:formula="of:=IF([.E99]&lt;-[.E$200];[.E99];0)" office:value-type="float" office:value="296946" calcext:value-type="float">
            <text:p>296 946</text:p>
          </table:table-cell>
        </table:table-row>
        <table:table-row table:style-name="ro1">
          <table:table-cell/>
          <table:table-cell table:style-name="ce5" office:value-type="float" office:value="90378" calcext:value-type="float">
            <text:p>90 378</text:p>
          </table:table-cell>
          <table:table-cell table:formula="of:=IF([.B100]&lt;=100000;[.B100];0)" office:value-type="float" office:value="90378" calcext:value-type="float">
            <text:p>90 378</text:p>
          </table:table-cell>
          <table:table-cell/>
          <table:table-cell table:style-name="ce9" office:value-type="float" office:value="297437" calcext:value-type="float">
            <text:p>297437</text:p>
          </table:table-cell>
          <table:table-cell table:style-name="ce4" table:formula="of:=IF([.E100]&lt;-[.E$200];[.E100];0)" office:value-type="float" office:value="297437" calcext:value-type="float">
            <text:p>297 437</text:p>
          </table:table-cell>
        </table:table-row>
        <table:table-row table:style-name="ro1">
          <table:table-cell/>
          <table:table-cell table:style-name="ce5" office:value-type="float" office:value="244067" calcext:value-type="float">
            <text:p>244 067</text:p>
          </table:table-cell>
          <table:table-cell table:formula="of:=IF([.B101]&lt;=100000;[.B101];0)" office:value-type="float" office:value="0" calcext:value-type="float">
            <text:p>0</text:p>
          </table:table-cell>
          <table:table-cell/>
          <table:table-cell table:style-name="ce9" office:value-type="float" office:value="297597" calcext:value-type="float">
            <text:p>297597</text:p>
          </table:table-cell>
          <table:table-cell table:style-name="ce4" table:formula="of:=IF([.E101]&lt;-[.E$200];[.E101];0)" office:value-type="float" office:value="297597" calcext:value-type="float">
            <text:p>297 597</text:p>
          </table:table-cell>
        </table:table-row>
        <table:table-row table:style-name="ro1">
          <table:table-cell/>
          <table:table-cell table:style-name="ce5" office:value-type="float" office:value="1148162" calcext:value-type="float">
            <text:p>1 148 162</text:p>
          </table:table-cell>
          <table:table-cell table:formula="of:=IF([.B102]&lt;=100000;[.B102];0)" office:value-type="float" office:value="0" calcext:value-type="float">
            <text:p>0</text:p>
          </table:table-cell>
          <table:table-cell/>
          <table:table-cell table:style-name="ce9" office:value-type="float" office:value="298383" calcext:value-type="float">
            <text:p>298383</text:p>
          </table:table-cell>
          <table:table-cell table:style-name="ce4" table:formula="of:=IF([.E102]&lt;-[.E$200];[.E102];0)" office:value-type="float" office:value="298383" calcext:value-type="float">
            <text:p>298 383</text:p>
          </table:table-cell>
        </table:table-row>
        <table:table-row table:style-name="ro1">
          <table:table-cell/>
          <table:table-cell table:style-name="ce5" office:value-type="float" office:value="263358" calcext:value-type="float">
            <text:p>263 358</text:p>
          </table:table-cell>
          <table:table-cell table:formula="of:=IF([.B103]&lt;=100000;[.B103];0)" office:value-type="float" office:value="0" calcext:value-type="float">
            <text:p>0</text:p>
          </table:table-cell>
          <table:table-cell/>
          <table:table-cell table:style-name="ce9" office:value-type="float" office:value="298383" calcext:value-type="float">
            <text:p>298383</text:p>
          </table:table-cell>
          <table:table-cell table:style-name="ce4" table:formula="of:=IF([.E103]&lt;-[.E$200];[.E103];0)" office:value-type="float" office:value="298383" calcext:value-type="float">
            <text:p>298 383</text:p>
          </table:table-cell>
        </table:table-row>
        <table:table-row table:style-name="ro1">
          <table:table-cell/>
          <table:table-cell table:style-name="ce5" office:value-type="float" office:value="173189" calcext:value-type="float">
            <text:p>173 189</text:p>
          </table:table-cell>
          <table:table-cell table:formula="of:=IF([.B104]&lt;=100000;[.B104];0)" office:value-type="float" office:value="0" calcext:value-type="float">
            <text:p>0</text:p>
          </table:table-cell>
          <table:table-cell/>
          <table:table-cell table:style-name="ce9" office:value-type="float" office:value="300643" calcext:value-type="float">
            <text:p>300643</text:p>
          </table:table-cell>
          <table:table-cell table:style-name="ce4" table:formula="of:=IF([.E104]&lt;-[.E$200];[.E104];0)" office:value-type="float" office:value="300643" calcext:value-type="float">
            <text:p>300 643</text:p>
          </table:table-cell>
        </table:table-row>
        <table:table-row table:style-name="ro1">
          <table:table-cell/>
          <table:table-cell table:style-name="ce5" office:value-type="float" office:value="173189" calcext:value-type="float">
            <text:p>173 189</text:p>
          </table:table-cell>
          <table:table-cell table:formula="of:=IF([.B105]&lt;=100000;[.B105];0)" office:value-type="float" office:value="0" calcext:value-type="float">
            <text:p>0</text:p>
          </table:table-cell>
          <table:table-cell/>
          <table:table-cell table:style-name="ce9" office:value-type="float" office:value="308796" calcext:value-type="float">
            <text:p>308796</text:p>
          </table:table-cell>
          <table:table-cell table:style-name="ce4" table:formula="of:=IF([.E105]&lt;-[.E$200];[.E105];0)" office:value-type="float" office:value="308796" calcext:value-type="float">
            <text:p>308 796</text:p>
          </table:table-cell>
        </table:table-row>
        <table:table-row table:style-name="ro1">
          <table:table-cell/>
          <table:table-cell table:style-name="ce5" office:value-type="float" office:value="59531" calcext:value-type="float">
            <text:p>59 531</text:p>
          </table:table-cell>
          <table:table-cell table:formula="of:=IF([.B106]&lt;=100000;[.B106];0)" office:value-type="float" office:value="59531" calcext:value-type="float">
            <text:p>59 531</text:p>
          </table:table-cell>
          <table:table-cell/>
          <table:table-cell table:style-name="ce9" office:value-type="float" office:value="308796" calcext:value-type="float">
            <text:p>308796</text:p>
          </table:table-cell>
          <table:table-cell table:style-name="ce4" table:formula="of:=IF([.E106]&lt;-[.E$200];[.E106];0)" office:value-type="float" office:value="308796" calcext:value-type="float">
            <text:p>308 796</text:p>
          </table:table-cell>
        </table:table-row>
        <table:table-row table:style-name="ro1">
          <table:table-cell/>
          <table:table-cell table:style-name="ce5" office:value-type="float" office:value="113619" calcext:value-type="float">
            <text:p>113 619</text:p>
          </table:table-cell>
          <table:table-cell table:formula="of:=IF([.B107]&lt;=100000;[.B107];0)" office:value-type="float" office:value="0" calcext:value-type="float">
            <text:p>0</text:p>
          </table:table-cell>
          <table:table-cell/>
          <table:table-cell table:style-name="ce9" office:value-type="float" office:value="309519" calcext:value-type="float">
            <text:p>309519</text:p>
          </table:table-cell>
          <table:table-cell table:style-name="ce4" table:formula="of:=IF([.E107]&lt;-[.E$200];[.E107];0)" office:value-type="float" office:value="309519" calcext:value-type="float">
            <text:p>309 519</text:p>
          </table:table-cell>
        </table:table-row>
        <table:table-row table:style-name="ro1">
          <table:table-cell/>
          <table:table-cell table:style-name="ce5" office:value-type="float" office:value="210295" calcext:value-type="float">
            <text:p>210 295</text:p>
          </table:table-cell>
          <table:table-cell table:formula="of:=IF([.B108]&lt;=100000;[.B108];0)" office:value-type="float" office:value="0" calcext:value-type="float">
            <text:p>0</text:p>
          </table:table-cell>
          <table:table-cell/>
          <table:table-cell table:style-name="ce9" office:value-type="float" office:value="309763" calcext:value-type="float">
            <text:p>309763</text:p>
          </table:table-cell>
          <table:table-cell table:style-name="ce4" table:formula="of:=IF([.E108]&lt;-[.E$200];[.E108];0)" office:value-type="float" office:value="309763" calcext:value-type="float">
            <text:p>309 763</text:p>
          </table:table-cell>
        </table:table-row>
        <table:table-row table:style-name="ro1">
          <table:table-cell/>
          <table:table-cell table:style-name="ce5" office:value-type="float" office:value="210295" calcext:value-type="float">
            <text:p>210 295</text:p>
          </table:table-cell>
          <table:table-cell table:formula="of:=IF([.B109]&lt;=100000;[.B109];0)" office:value-type="float" office:value="0" calcext:value-type="float">
            <text:p>0</text:p>
          </table:table-cell>
          <table:table-cell/>
          <table:table-cell table:style-name="ce9" office:value-type="float" office:value="310096" calcext:value-type="float">
            <text:p>310096</text:p>
          </table:table-cell>
          <table:table-cell table:style-name="ce4" table:formula="of:=IF([.E109]&lt;-[.E$200];[.E109];0)" office:value-type="float" office:value="310096" calcext:value-type="float">
            <text:p>310 096</text:p>
          </table:table-cell>
        </table:table-row>
        <table:table-row table:style-name="ro1">
          <table:table-cell/>
          <table:table-cell table:style-name="ce5" office:value-type="float" office:value="297437" calcext:value-type="float">
            <text:p>297 437</text:p>
          </table:table-cell>
          <table:table-cell table:formula="of:=IF([.B110]&lt;=100000;[.B110];0)" office:value-type="float" office:value="0" calcext:value-type="float">
            <text:p>0</text:p>
          </table:table-cell>
          <table:table-cell/>
          <table:table-cell table:style-name="ce9" office:value-type="float" office:value="313256" calcext:value-type="float">
            <text:p>313256</text:p>
          </table:table-cell>
          <table:table-cell table:style-name="ce4" table:formula="of:=IF([.E110]&lt;-[.E$200];[.E110];0)" office:value-type="float" office:value="313256" calcext:value-type="float">
            <text:p>313 256</text:p>
          </table:table-cell>
        </table:table-row>
        <table:table-row table:style-name="ro1">
          <table:table-cell/>
          <table:table-cell table:style-name="ce5" office:value-type="float" office:value="425421" calcext:value-type="float">
            <text:p>425 421</text:p>
          </table:table-cell>
          <table:table-cell table:formula="of:=IF([.B111]&lt;=100000;[.B111];0)" office:value-type="float" office:value="0" calcext:value-type="float">
            <text:p>0</text:p>
          </table:table-cell>
          <table:table-cell/>
          <table:table-cell table:style-name="ce9" office:value-type="float" office:value="365621" calcext:value-type="float">
            <text:p>365621</text:p>
          </table:table-cell>
          <table:table-cell table:style-name="ce4" table:formula="of:=IF([.E111]&lt;-[.E$200];[.E111];0)" office:value-type="float" office:value="365621" calcext:value-type="float">
            <text:p>365 621</text:p>
          </table:table-cell>
        </table:table-row>
        <table:table-row table:style-name="ro1">
          <table:table-cell/>
          <table:table-cell table:style-name="ce5" office:value-type="float" office:value="1104843" calcext:value-type="float">
            <text:p>1 104 843</text:p>
          </table:table-cell>
          <table:table-cell table:formula="of:=IF([.B112]&lt;=100000;[.B112];0)" office:value-type="float" office:value="0" calcext:value-type="float">
            <text:p>0</text:p>
          </table:table-cell>
          <table:table-cell/>
          <table:table-cell table:style-name="ce9" office:value-type="float" office:value="371701" calcext:value-type="float">
            <text:p>371701</text:p>
          </table:table-cell>
          <table:table-cell table:style-name="ce4" table:formula="of:=IF([.E112]&lt;-[.E$200];[.E112];0)" office:value-type="float" office:value="371701" calcext:value-type="float">
            <text:p>371 701</text:p>
          </table:table-cell>
        </table:table-row>
        <table:table-row table:style-name="ro1">
          <table:table-cell/>
          <table:table-cell table:style-name="ce5" office:value-type="float" office:value="1764775" calcext:value-type="float">
            <text:p>1 764 775</text:p>
          </table:table-cell>
          <table:table-cell table:formula="of:=IF([.B113]&lt;=100000;[.B113];0)" office:value-type="float" office:value="0" calcext:value-type="float">
            <text:p>0</text:p>
          </table:table-cell>
          <table:table-cell/>
          <table:table-cell table:style-name="ce9" office:value-type="float" office:value="384195" calcext:value-type="float">
            <text:p>384195</text:p>
          </table:table-cell>
          <table:table-cell table:style-name="ce4" table:formula="of:=IF([.E113]&lt;-[.E$200];[.E113];0)" office:value-type="float" office:value="384195" calcext:value-type="float">
            <text:p>384 195</text:p>
          </table:table-cell>
        </table:table-row>
        <table:table-row table:style-name="ro1">
          <table:table-cell/>
          <table:table-cell table:style-name="ce5" office:value-type="float" office:value="82848" calcext:value-type="float">
            <text:p>82 848</text:p>
          </table:table-cell>
          <table:table-cell table:formula="of:=IF([.B114]&lt;=100000;[.B114];0)" office:value-type="float" office:value="82848" calcext:value-type="float">
            <text:p>82 848</text:p>
          </table:table-cell>
          <table:table-cell/>
          <table:table-cell table:style-name="ce9" office:value-type="float" office:value="385303" calcext:value-type="float">
            <text:p>385303</text:p>
          </table:table-cell>
          <table:table-cell table:style-name="ce4" table:formula="of:=IF([.E114]&lt;-[.E$200];[.E114];0)" office:value-type="float" office:value="385303" calcext:value-type="float">
            <text:p>385 303</text:p>
          </table:table-cell>
        </table:table-row>
        <table:table-row table:style-name="ro1">
          <table:table-cell/>
          <table:table-cell table:style-name="ce5" office:value-type="float" office:value="231865" calcext:value-type="float">
            <text:p>231 865</text:p>
          </table:table-cell>
          <table:table-cell table:formula="of:=IF([.B115]&lt;=100000;[.B115];0)" office:value-type="float" office:value="0" calcext:value-type="float">
            <text:p>0</text:p>
          </table:table-cell>
          <table:table-cell/>
          <table:table-cell table:style-name="ce9" office:value-type="float" office:value="414382" calcext:value-type="float">
            <text:p>414382</text:p>
          </table:table-cell>
          <table:table-cell table:style-name="ce4" table:formula="of:=IF([.E115]&lt;-[.E$200];[.E115];0)" office:value-type="float" office:value="414382" calcext:value-type="float">
            <text:p>414 382</text:p>
          </table:table-cell>
        </table:table-row>
        <table:table-row table:style-name="ro1">
          <table:table-cell/>
          <table:table-cell table:style-name="ce5" office:value-type="float" office:value="150667" calcext:value-type="float">
            <text:p>150 667</text:p>
          </table:table-cell>
          <table:table-cell table:formula="of:=IF([.B116]&lt;=100000;[.B116];0)" office:value-type="float" office:value="0" calcext:value-type="float">
            <text:p>0</text:p>
          </table:table-cell>
          <table:table-cell/>
          <table:table-cell table:style-name="ce9" office:value-type="float" office:value="425421" calcext:value-type="float">
            <text:p>425421</text:p>
          </table:table-cell>
          <table:table-cell table:style-name="ce4" table:formula="of:=IF([.E116]&lt;-[.E$200];[.E116];0)" office:value-type="float" office:value="425421" calcext:value-type="float">
            <text:p>425 421</text:p>
          </table:table-cell>
        </table:table-row>
        <table:table-row table:style-name="ro1">
          <table:table-cell/>
          <table:table-cell table:style-name="ce5" office:value-type="float" office:value="465380" calcext:value-type="float">
            <text:p>465 380</text:p>
          </table:table-cell>
          <table:table-cell table:formula="of:=IF([.B117]&lt;=100000;[.B117];0)" office:value-type="float" office:value="0" calcext:value-type="float">
            <text:p>0</text:p>
          </table:table-cell>
          <table:table-cell/>
          <table:table-cell table:style-name="ce9" office:value-type="float" office:value="452658" calcext:value-type="float">
            <text:p>452658</text:p>
          </table:table-cell>
          <table:table-cell table:style-name="ce4" table:formula="of:=IF([.E117]&lt;-[.E$200];[.E117];0)" office:value-type="float" office:value="452658" calcext:value-type="float">
            <text:p>452 658</text:p>
          </table:table-cell>
        </table:table-row>
        <table:table-row table:style-name="ro1">
          <table:table-cell/>
          <table:table-cell table:style-name="ce5" office:value-type="float" office:value="2493513" calcext:value-type="float">
            <text:p>2 493 513</text:p>
          </table:table-cell>
          <table:table-cell table:formula="of:=IF([.B118]&lt;=100000;[.B118];0)" office:value-type="float" office:value="0" calcext:value-type="float">
            <text:p>0</text:p>
          </table:table-cell>
          <table:table-cell/>
          <table:table-cell table:style-name="ce9" office:value-type="float" office:value="454685" calcext:value-type="float">
            <text:p>454685</text:p>
          </table:table-cell>
          <table:table-cell table:style-name="ce4" table:formula="of:=IF([.E118]&lt;-[.E$200];[.E118];0)" office:value-type="float" office:value="454685" calcext:value-type="float">
            <text:p>454 685</text:p>
          </table:table-cell>
        </table:table-row>
        <table:table-row table:style-name="ro1">
          <table:table-cell/>
          <table:table-cell table:style-name="ce5" office:value-type="float" office:value="26308" calcext:value-type="float">
            <text:p>26 308</text:p>
          </table:table-cell>
          <table:table-cell table:formula="of:=IF([.B119]&lt;=100000;[.B119];0)" office:value-type="float" office:value="26308" calcext:value-type="float">
            <text:p>26 308</text:p>
          </table:table-cell>
          <table:table-cell/>
          <table:table-cell table:style-name="ce9" office:value-type="float" office:value="464891" calcext:value-type="float">
            <text:p>464891</text:p>
          </table:table-cell>
          <table:table-cell table:style-name="ce4" table:formula="of:=IF([.E119]&lt;-[.E$200];[.E119];0)" office:value-type="float" office:value="464891" calcext:value-type="float">
            <text:p>464 891</text:p>
          </table:table-cell>
        </table:table-row>
        <table:table-row table:style-name="ro1">
          <table:table-cell/>
          <table:table-cell table:style-name="ce5" office:value-type="float" office:value="16138" calcext:value-type="float">
            <text:p>16 138</text:p>
          </table:table-cell>
          <table:table-cell table:formula="of:=IF([.B120]&lt;=100000;[.B120];0)" office:value-type="float" office:value="16138" calcext:value-type="float">
            <text:p>16 138</text:p>
          </table:table-cell>
          <table:table-cell/>
          <table:table-cell table:style-name="ce9" office:value-type="float" office:value="464891" calcext:value-type="float">
            <text:p>464891</text:p>
          </table:table-cell>
          <table:table-cell table:style-name="ce4" table:formula="of:=IF([.E120]&lt;-[.E$200];[.E120];0)" office:value-type="float" office:value="464891" calcext:value-type="float">
            <text:p>464 891</text:p>
          </table:table-cell>
        </table:table-row>
        <table:table-row table:style-name="ro1">
          <table:table-cell/>
          <table:table-cell table:style-name="ce5" office:value-type="float" office:value="165912" calcext:value-type="float">
            <text:p>165 912</text:p>
          </table:table-cell>
          <table:table-cell table:formula="of:=IF([.B121]&lt;=100000;[.B121];0)" office:value-type="float" office:value="0" calcext:value-type="float">
            <text:p>0</text:p>
          </table:table-cell>
          <table:table-cell/>
          <table:table-cell table:style-name="ce9" office:value-type="float" office:value="465380" calcext:value-type="float">
            <text:p>465380</text:p>
          </table:table-cell>
          <table:table-cell table:style-name="ce4" table:formula="of:=IF([.E121]&lt;-[.E$200];[.E121];0)" office:value-type="float" office:value="465380" calcext:value-type="float">
            <text:p>465 380</text:p>
          </table:table-cell>
        </table:table-row>
        <table:table-row table:style-name="ro1">
          <table:table-cell/>
          <table:table-cell table:style-name="ce5" office:value-type="float" office:value="2929916" calcext:value-type="float">
            <text:p>2 929 916</text:p>
          </table:table-cell>
          <table:table-cell table:formula="of:=IF([.B122]&lt;=100000;[.B122];0)" office:value-type="float" office:value="0" calcext:value-type="float">
            <text:p>0</text:p>
          </table:table-cell>
          <table:table-cell/>
          <table:table-cell table:style-name="ce9" office:value-type="float" office:value="468764" calcext:value-type="float">
            <text:p>468764</text:p>
          </table:table-cell>
          <table:table-cell table:style-name="ce4" table:formula="of:=IF([.E122]&lt;-[.E$200];[.E122];0)" office:value-type="float" office:value="468764" calcext:value-type="float">
            <text:p>468 764</text:p>
          </table:table-cell>
        </table:table-row>
        <table:table-row table:style-name="ro1">
          <table:table-cell/>
          <table:table-cell table:style-name="ce5" office:value-type="float" office:value="224791" calcext:value-type="float">
            <text:p>224 791</text:p>
          </table:table-cell>
          <table:table-cell table:formula="of:=IF([.B123]&lt;=100000;[.B123];0)" office:value-type="float" office:value="0" calcext:value-type="float">
            <text:p>0</text:p>
          </table:table-cell>
          <table:table-cell/>
          <table:table-cell table:style-name="ce9" office:value-type="float" office:value="475046" calcext:value-type="float">
            <text:p>475046</text:p>
          </table:table-cell>
          <table:table-cell table:style-name="ce4" table:formula="of:=IF([.E123]&lt;-[.E$200];[.E123];0)" office:value-type="float" office:value="475046" calcext:value-type="float">
            <text:p>475 046</text:p>
          </table:table-cell>
        </table:table-row>
        <table:table-row table:style-name="ro1">
          <table:table-cell/>
          <table:table-cell table:style-name="ce5" office:value-type="float" office:value="76043" calcext:value-type="float">
            <text:p>76 043</text:p>
          </table:table-cell>
          <table:table-cell table:formula="of:=IF([.B124]&lt;=100000;[.B124];0)" office:value-type="float" office:value="76043" calcext:value-type="float">
            <text:p>76 043</text:p>
          </table:table-cell>
          <table:table-cell/>
          <table:table-cell table:style-name="ce9" office:value-type="float" office:value="487577" calcext:value-type="float">
            <text:p>487577</text:p>
          </table:table-cell>
          <table:table-cell table:style-name="ce4" table:formula="of:=IF([.E124]&lt;-[.E$200];[.E124];0)" office:value-type="float" office:value="487577" calcext:value-type="float">
            <text:p>487 577</text:p>
          </table:table-cell>
        </table:table-row>
        <table:table-row table:style-name="ro1">
          <table:table-cell/>
          <table:table-cell table:style-name="ce5" office:value-type="float" office:value="154906" calcext:value-type="float">
            <text:p>154 906</text:p>
          </table:table-cell>
          <table:table-cell table:formula="of:=IF([.B125]&lt;=100000;[.B125];0)" office:value-type="float" office:value="0" calcext:value-type="float">
            <text:p>0</text:p>
          </table:table-cell>
          <table:table-cell/>
          <table:table-cell table:style-name="ce9" office:value-type="float" office:value="492311" calcext:value-type="float">
            <text:p>492311</text:p>
          </table:table-cell>
          <table:table-cell table:style-name="ce4" table:formula="of:=IF([.E125]&lt;-[.E$200];[.E125];0)" office:value-type="float" office:value="492311" calcext:value-type="float">
            <text:p>492 311</text:p>
          </table:table-cell>
        </table:table-row>
        <table:table-row table:style-name="ro1">
          <table:table-cell/>
          <table:table-cell table:style-name="ce5" office:value-type="float" office:value="782079" calcext:value-type="float">
            <text:p>782 079</text:p>
          </table:table-cell>
          <table:table-cell table:formula="of:=IF([.B126]&lt;=100000;[.B126];0)" office:value-type="float" office:value="0" calcext:value-type="float">
            <text:p>0</text:p>
          </table:table-cell>
          <table:table-cell/>
          <table:table-cell table:style-name="ce9" office:value-type="float" office:value="493921" calcext:value-type="float">
            <text:p>493921</text:p>
          </table:table-cell>
          <table:table-cell table:style-name="ce4" table:formula="of:=IF([.E126]&lt;-[.E$200];[.E126];0)" office:value-type="float" office:value="493921" calcext:value-type="float">
            <text:p>493 921</text:p>
          </table:table-cell>
        </table:table-row>
        <table:table-row table:style-name="ro1">
          <table:table-cell/>
          <table:table-cell table:style-name="ce5" office:value-type="float" office:value="308796" calcext:value-type="float">
            <text:p>308 796</text:p>
          </table:table-cell>
          <table:table-cell table:formula="of:=IF([.B127]&lt;=100000;[.B127];0)" office:value-type="float" office:value="0" calcext:value-type="float">
            <text:p>0</text:p>
          </table:table-cell>
          <table:table-cell/>
          <table:table-cell table:style-name="ce9" office:value-type="float" office:value="508231" calcext:value-type="float">
            <text:p>508231</text:p>
          </table:table-cell>
          <table:table-cell table:style-name="ce4" table:formula="of:=IF([.E127]&lt;-[.E$200];[.E127];0)" office:value-type="float" office:value="508231" calcext:value-type="float">
            <text:p>508 231</text:p>
          </table:table-cell>
        </table:table-row>
        <table:table-row table:style-name="ro1">
          <table:table-cell/>
          <table:table-cell table:style-name="ce5" office:value-type="float" office:value="308796" calcext:value-type="float">
            <text:p>308 796</text:p>
          </table:table-cell>
          <table:table-cell table:formula="of:=IF([.B128]&lt;=100000;[.B128];0)" office:value-type="float" office:value="0" calcext:value-type="float">
            <text:p>0</text:p>
          </table:table-cell>
          <table:table-cell/>
          <table:table-cell table:style-name="ce9" office:value-type="float" office:value="514336" calcext:value-type="float">
            <text:p>514336</text:p>
          </table:table-cell>
          <table:table-cell table:style-name="ce4" table:formula="of:=IF([.E128]&lt;-[.E$200];[.E128];0)" office:value-type="float" office:value="514336" calcext:value-type="float">
            <text:p>514 336</text:p>
          </table:table-cell>
        </table:table-row>
        <table:table-row table:style-name="ro1">
          <table:table-cell/>
          <table:table-cell table:style-name="ce5" office:value-type="float" office:value="1315666" calcext:value-type="float">
            <text:p>1 315 666</text:p>
          </table:table-cell>
          <table:table-cell table:formula="of:=IF([.B129]&lt;=100000;[.B129];0)" office:value-type="float" office:value="0" calcext:value-type="float">
            <text:p>0</text:p>
          </table:table-cell>
          <table:table-cell/>
          <table:table-cell table:style-name="ce9" office:value-type="float" office:value="520523" calcext:value-type="float">
            <text:p>520523</text:p>
          </table:table-cell>
          <table:table-cell table:style-name="ce4" table:formula="of:=IF([.E129]&lt;-[.E$200];[.E129];0)" office:value-type="float" office:value="520523" calcext:value-type="float">
            <text:p>520 523</text:p>
          </table:table-cell>
        </table:table-row>
        <table:table-row table:style-name="ro1">
          <table:table-cell/>
          <table:table-cell table:style-name="ce5" office:value-type="float" office:value="213009" calcext:value-type="float">
            <text:p>213 009</text:p>
          </table:table-cell>
          <table:table-cell table:formula="of:=IF([.B130]&lt;=100000;[.B130];0)" office:value-type="float" office:value="0" calcext:value-type="float">
            <text:p>0</text:p>
          </table:table-cell>
          <table:table-cell/>
          <table:table-cell table:style-name="ce9" office:value-type="float" office:value="532513" calcext:value-type="float">
            <text:p>532513</text:p>
          </table:table-cell>
          <table:table-cell table:style-name="ce4" table:formula="of:=IF([.E130]&lt;-[.E$200];[.E130];0)" office:value-type="float" office:value="532513" calcext:value-type="float">
            <text:p>532 513</text:p>
          </table:table-cell>
        </table:table-row>
        <table:table-row table:style-name="ro1">
          <table:table-cell/>
          <table:table-cell table:style-name="ce5" office:value-type="float" office:value="61202" calcext:value-type="float">
            <text:p>61 202</text:p>
          </table:table-cell>
          <table:table-cell table:formula="of:=IF([.B131]&lt;=100000;[.B131];0)" office:value-type="float" office:value="61202" calcext:value-type="float">
            <text:p>61 202</text:p>
          </table:table-cell>
          <table:table-cell/>
          <table:table-cell table:style-name="ce9" office:value-type="float" office:value="533715" calcext:value-type="float">
            <text:p>533715</text:p>
          </table:table-cell>
          <table:table-cell table:style-name="ce4" table:formula="of:=IF([.E131]&lt;-[.E$200];[.E131];0)" office:value-type="float" office:value="533715" calcext:value-type="float">
            <text:p>533 715</text:p>
          </table:table-cell>
        </table:table-row>
        <table:table-row table:style-name="ro1">
          <table:table-cell/>
          <table:table-cell table:style-name="ce5" office:value-type="float" office:value="237330" calcext:value-type="float">
            <text:p>237 330</text:p>
          </table:table-cell>
          <table:table-cell table:formula="of:=IF([.B132]&lt;=100000;[.B132];0)" office:value-type="float" office:value="0" calcext:value-type="float">
            <text:p>0</text:p>
          </table:table-cell>
          <table:table-cell/>
          <table:table-cell table:style-name="ce9" office:value-type="float" office:value="537396" calcext:value-type="float">
            <text:p>537396</text:p>
          </table:table-cell>
          <table:table-cell table:style-name="ce4" table:formula="of:=IF([.E132]&lt;-[.E$200];[.E132];0)" office:value-type="float" office:value="537396" calcext:value-type="float">
            <text:p>537 396</text:p>
          </table:table-cell>
        </table:table-row>
        <table:table-row table:style-name="ro1">
          <table:table-cell/>
          <table:table-cell table:style-name="ce5" office:value-type="float" office:value="222813" calcext:value-type="float">
            <text:p>222 813</text:p>
          </table:table-cell>
          <table:table-cell table:formula="of:=IF([.B133]&lt;=100000;[.B133];0)" office:value-type="float" office:value="0" calcext:value-type="float">
            <text:p>0</text:p>
          </table:table-cell>
          <table:table-cell/>
          <table:table-cell table:style-name="ce9" office:value-type="float" office:value="558045" calcext:value-type="float">
            <text:p>558045</text:p>
          </table:table-cell>
          <table:table-cell table:style-name="ce4" table:formula="of:=IF([.E133]&lt;-[.E$200];[.E133];0)" office:value-type="float" office:value="558045" calcext:value-type="float">
            <text:p>558 045</text:p>
          </table:table-cell>
        </table:table-row>
        <table:table-row table:style-name="ro1">
          <table:table-cell/>
          <table:table-cell table:style-name="ce5" office:value-type="float" office:value="992187" calcext:value-type="float">
            <text:p>992 187</text:p>
          </table:table-cell>
          <table:table-cell table:formula="of:=IF([.B134]&lt;=100000;[.B134];0)" office:value-type="float" office:value="0" calcext:value-type="float">
            <text:p>0</text:p>
          </table:table-cell>
          <table:table-cell/>
          <table:table-cell table:style-name="ce9" office:value-type="float" office:value="578271" calcext:value-type="float">
            <text:p>578271</text:p>
          </table:table-cell>
          <table:table-cell table:style-name="ce4" table:formula="of:=IF([.E134]&lt;-[.E$200];[.E134];0)" office:value-type="float" office:value="578271" calcext:value-type="float">
            <text:p>578 271</text:p>
          </table:table-cell>
        </table:table-row>
        <table:table-row table:style-name="ro1">
          <table:table-cell/>
          <table:table-cell table:style-name="ce5" office:value-type="float" office:value="1548627" calcext:value-type="float">
            <text:p>1 548 627</text:p>
          </table:table-cell>
          <table:table-cell table:formula="of:=IF([.B135]&lt;=100000;[.B135];0)" office:value-type="float" office:value="0" calcext:value-type="float">
            <text:p>0</text:p>
          </table:table-cell>
          <table:table-cell/>
          <table:table-cell table:style-name="ce9" office:value-type="float" office:value="659540" calcext:value-type="float">
            <text:p>659540</text:p>
          </table:table-cell>
          <table:table-cell table:style-name="ce4" table:formula="of:=IF([.E135]&lt;-[.E$200];[.E135];0)" office:value-type="float" office:value="659540" calcext:value-type="float">
            <text:p>659 540</text:p>
          </table:table-cell>
        </table:table-row>
        <table:table-row table:style-name="ro1">
          <table:table-cell/>
          <table:table-cell table:style-name="ce5" office:value-type="float" office:value="135359" calcext:value-type="float">
            <text:p>135 359</text:p>
          </table:table-cell>
          <table:table-cell table:formula="of:=IF([.B136]&lt;=100000;[.B136];0)" office:value-type="float" office:value="0" calcext:value-type="float">
            <text:p>0</text:p>
          </table:table-cell>
          <table:table-cell/>
          <table:table-cell table:style-name="ce9" office:value-type="float" office:value="661435" calcext:value-type="float">
            <text:p>661435</text:p>
          </table:table-cell>
          <table:table-cell table:style-name="ce4" table:formula="of:=IF([.E136]&lt;-[.E$200];[.E136];0)" office:value-type="float" office:value="661435" calcext:value-type="float">
            <text:p>661 435</text:p>
          </table:table-cell>
        </table:table-row>
        <table:table-row table:style-name="ro1">
          <table:table-cell/>
          <table:table-cell table:style-name="ce5" office:value-type="float" office:value="135359" calcext:value-type="float">
            <text:p>135 359</text:p>
          </table:table-cell>
          <table:table-cell table:formula="of:=IF([.B137]&lt;=100000;[.B137];0)" office:value-type="float" office:value="0" calcext:value-type="float">
            <text:p>0</text:p>
          </table:table-cell>
          <table:table-cell/>
          <table:table-cell table:style-name="ce9" office:value-type="float" office:value="713324" calcext:value-type="float">
            <text:p>713324</text:p>
          </table:table-cell>
          <table:table-cell table:style-name="ce4" table:formula="of:=IF([.E137]&lt;-[.E$200];[.E137];0)" office:value-type="float" office:value="713324" calcext:value-type="float">
            <text:p>713 324</text:p>
          </table:table-cell>
        </table:table-row>
        <table:table-row table:style-name="ro1">
          <table:table-cell/>
          <table:table-cell table:style-name="ce5" office:value-type="float" office:value="385303" calcext:value-type="float">
            <text:p>385 303</text:p>
          </table:table-cell>
          <table:table-cell table:formula="of:=IF([.B138]&lt;=100000;[.B138];0)" office:value-type="float" office:value="0" calcext:value-type="float">
            <text:p>0</text:p>
          </table:table-cell>
          <table:table-cell/>
          <table:table-cell table:style-name="ce9" office:value-type="float" office:value="762532" calcext:value-type="float">
            <text:p>762532</text:p>
          </table:table-cell>
          <table:table-cell table:style-name="ce4" table:formula="of:=IF([.E138]&lt;-[.E$200];[.E138];0)" office:value-type="float" office:value="762532" calcext:value-type="float">
            <text:p>762 532</text:p>
          </table:table-cell>
        </table:table-row>
        <table:table-row table:style-name="ro1">
          <table:table-cell/>
          <table:table-cell table:style-name="ce5" office:value-type="float" office:value="414382" calcext:value-type="float">
            <text:p>414 382</text:p>
          </table:table-cell>
          <table:table-cell table:formula="of:=IF([.B139]&lt;=100000;[.B139];0)" office:value-type="float" office:value="0" calcext:value-type="float">
            <text:p>0</text:p>
          </table:table-cell>
          <table:table-cell/>
          <table:table-cell table:style-name="ce9" office:value-type="float" office:value="772450" calcext:value-type="float">
            <text:p>772450</text:p>
          </table:table-cell>
          <table:table-cell table:style-name="ce4" table:formula="of:=IF([.E139]&lt;-[.E$200];[.E139];0)" office:value-type="float" office:value="772450" calcext:value-type="float">
            <text:p>772 450</text:p>
          </table:table-cell>
        </table:table-row>
        <table:table-row table:style-name="ro1">
          <table:table-cell/>
          <table:table-cell table:style-name="ce5" office:value-type="float" office:value="295829" calcext:value-type="float">
            <text:p>295 829</text:p>
          </table:table-cell>
          <table:table-cell table:formula="of:=IF([.B140]&lt;=100000;[.B140];0)" office:value-type="float" office:value="0" calcext:value-type="float">
            <text:p>0</text:p>
          </table:table-cell>
          <table:table-cell/>
          <table:table-cell table:style-name="ce9" office:value-type="float" office:value="778898" calcext:value-type="float">
            <text:p>778898</text:p>
          </table:table-cell>
          <table:table-cell table:style-name="ce4" table:formula="of:=IF([.E140]&lt;-[.E$200];[.E140];0)" office:value-type="float" office:value="778898" calcext:value-type="float">
            <text:p>778 898</text:p>
          </table:table-cell>
        </table:table-row>
        <table:table-row table:style-name="ro1">
          <table:table-cell/>
          <table:table-cell table:style-name="ce5" office:value-type="float" office:value="921864" calcext:value-type="float">
            <text:p>921 864</text:p>
          </table:table-cell>
          <table:table-cell table:formula="of:=IF([.B141]&lt;=100000;[.B141];0)" office:value-type="float" office:value="0" calcext:value-type="float">
            <text:p>0</text:p>
          </table:table-cell>
          <table:table-cell/>
          <table:table-cell table:style-name="ce9" office:value-type="float" office:value="782079" calcext:value-type="float">
            <text:p>782079</text:p>
          </table:table-cell>
          <table:table-cell table:style-name="ce4" table:formula="of:=IF([.E141]&lt;-[.E$200];[.E141];0)" office:value-type="float" office:value="782079" calcext:value-type="float">
            <text:p>782 079</text:p>
          </table:table-cell>
        </table:table-row>
        <table:table-row table:style-name="ro1">
          <table:table-cell/>
          <table:table-cell table:style-name="ce5" office:value-type="float" office:value="91966" calcext:value-type="float">
            <text:p>91 966</text:p>
          </table:table-cell>
          <table:table-cell table:formula="of:=IF([.B142]&lt;=100000;[.B142];0)" office:value-type="float" office:value="91966" calcext:value-type="float">
            <text:p>91 966</text:p>
          </table:table-cell>
          <table:table-cell/>
          <table:table-cell table:style-name="ce9" office:value-type="float" office:value="808429" calcext:value-type="float">
            <text:p>808429</text:p>
          </table:table-cell>
          <table:table-cell table:style-name="ce4" table:formula="of:=IF([.E142]&lt;-[.E$200];[.E142];0)" office:value-type="float" office:value="808429" calcext:value-type="float">
            <text:p>808 429</text:p>
          </table:table-cell>
        </table:table-row>
        <table:table-row table:style-name="ro1">
          <table:table-cell/>
          <table:table-cell table:style-name="ce5" office:value-type="float" office:value="452658" calcext:value-type="float">
            <text:p>452 658</text:p>
          </table:table-cell>
          <table:table-cell table:formula="of:=IF([.B143]&lt;=100000;[.B143];0)" office:value-type="float" office:value="0" calcext:value-type="float">
            <text:p>0</text:p>
          </table:table-cell>
          <table:table-cell/>
          <table:table-cell table:style-name="ce9" office:value-type="float" office:value="812545" calcext:value-type="float">
            <text:p>812545</text:p>
          </table:table-cell>
          <table:table-cell table:style-name="ce4" table:formula="of:=IF([.E143]&lt;-[.E$200];[.E143];0)" office:value-type="float" office:value="812545" calcext:value-type="float">
            <text:p>812 545</text:p>
          </table:table-cell>
        </table:table-row>
        <table:table-row table:style-name="ro1">
          <table:table-cell/>
          <table:table-cell table:style-name="ce5" office:value-type="float" office:value="1829520" calcext:value-type="float">
            <text:p>1 829 520</text:p>
          </table:table-cell>
          <table:table-cell table:formula="of:=IF([.B144]&lt;=100000;[.B144];0)" office:value-type="float" office:value="0" calcext:value-type="float">
            <text:p>0</text:p>
          </table:table-cell>
          <table:table-cell/>
          <table:table-cell table:style-name="ce9" office:value-type="float" office:value="815682" calcext:value-type="float">
            <text:p>815682</text:p>
          </table:table-cell>
          <table:table-cell table:style-name="ce4" table:formula="of:=IF([.E144]&lt;-[.E$200];[.E144];0)" office:value-type="float" office:value="815682" calcext:value-type="float">
            <text:p>815 682</text:p>
          </table:table-cell>
        </table:table-row>
        <table:table-row table:style-name="ro1">
          <table:table-cell/>
          <table:table-cell table:style-name="ce5" office:value-type="float" office:value="119607" calcext:value-type="float">
            <text:p>119 607</text:p>
          </table:table-cell>
          <table:table-cell table:formula="of:=IF([.B145]&lt;=100000;[.B145];0)" office:value-type="float" office:value="0" calcext:value-type="float">
            <text:p>0</text:p>
          </table:table-cell>
          <table:table-cell/>
          <table:table-cell table:style-name="ce9" office:value-type="float" office:value="834387" calcext:value-type="float">
            <text:p>834387</text:p>
          </table:table-cell>
          <table:table-cell table:style-name="ce4" table:formula="of:=IF([.E145]&lt;-[.E$200];[.E145];0)" office:value-type="float" office:value="834387" calcext:value-type="float">
            <text:p>834 387</text:p>
          </table:table-cell>
        </table:table-row>
        <table:table-row table:style-name="ro1">
          <table:table-cell/>
          <table:table-cell table:style-name="ce5" office:value-type="float" office:value="5107" calcext:value-type="float">
            <text:p>5 107</text:p>
          </table:table-cell>
          <table:table-cell table:formula="of:=IF([.B146]&lt;=100000;[.B146];0)" office:value-type="float" office:value="5107" calcext:value-type="float">
            <text:p>5 107</text:p>
          </table:table-cell>
          <table:table-cell/>
          <table:table-cell table:style-name="ce9" office:value-type="float" office:value="852760" calcext:value-type="float">
            <text:p>852760</text:p>
          </table:table-cell>
          <table:table-cell table:style-name="ce4" table:formula="of:=IF([.E146]&lt;-[.E$200];[.E146];0)" office:value-type="float" office:value="852760" calcext:value-type="float">
            <text:p>852 760</text:p>
          </table:table-cell>
        </table:table-row>
        <table:table-row table:style-name="ro1">
          <table:table-cell/>
          <table:table-cell table:style-name="ce5" office:value-type="float" office:value="815682" calcext:value-type="float">
            <text:p>815 682</text:p>
          </table:table-cell>
          <table:table-cell table:formula="of:=IF([.B147]&lt;=100000;[.B147];0)" office:value-type="float" office:value="0" calcext:value-type="float">
            <text:p>0</text:p>
          </table:table-cell>
          <table:table-cell/>
          <table:table-cell table:style-name="ce9" office:value-type="float" office:value="863106" calcext:value-type="float">
            <text:p>863106</text:p>
          </table:table-cell>
          <table:table-cell table:style-name="ce4" table:formula="of:=IF([.E147]&lt;-[.E$200];[.E147];0)" office:value-type="float" office:value="863106" calcext:value-type="float">
            <text:p>863 106</text:p>
          </table:table-cell>
        </table:table-row>
        <table:table-row table:style-name="ro1">
          <table:table-cell/>
          <table:table-cell table:style-name="ce5" office:value-type="float" office:value="115531" calcext:value-type="float">
            <text:p>115 531</text:p>
          </table:table-cell>
          <table:table-cell table:formula="of:=IF([.B148]&lt;=100000;[.B148];0)" office:value-type="float" office:value="0" calcext:value-type="float">
            <text:p>0</text:p>
          </table:table-cell>
          <table:table-cell/>
          <table:table-cell table:style-name="ce9" office:value-type="float" office:value="873866" calcext:value-type="float">
            <text:p>873866</text:p>
          </table:table-cell>
          <table:table-cell table:style-name="ce4" table:formula="of:=IF([.E148]&lt;-[.E$200];[.E148];0)" office:value-type="float" office:value="873866" calcext:value-type="float">
            <text:p>873 866</text:p>
          </table:table-cell>
        </table:table-row>
        <table:table-row table:style-name="ro1">
          <table:table-cell/>
          <table:table-cell table:style-name="ce5" office:value-type="float" office:value="13953" calcext:value-type="float">
            <text:p>13 953</text:p>
          </table:table-cell>
          <table:table-cell table:formula="of:=IF([.B149]&lt;=100000;[.B149];0)" office:value-type="float" office:value="13953" calcext:value-type="float">
            <text:p>13 953</text:p>
          </table:table-cell>
          <table:table-cell/>
          <table:table-cell table:style-name="ce9" office:value-type="float" office:value="892241" calcext:value-type="float">
            <text:p>892241</text:p>
          </table:table-cell>
          <table:table-cell table:style-name="ce4" table:formula="of:=IF([.E149]&lt;-[.E$200];[.E149];0)" office:value-type="float" office:value="892241" calcext:value-type="float">
            <text:p>892 241</text:p>
          </table:table-cell>
        </table:table-row>
        <table:table-row table:style-name="ro1">
          <table:table-cell/>
          <table:table-cell table:style-name="ce5" office:value-type="float" office:value="1051516" calcext:value-type="float">
            <text:p>1 051 516</text:p>
          </table:table-cell>
          <table:table-cell table:formula="of:=IF([.B150]&lt;=100000;[.B150];0)" office:value-type="float" office:value="0" calcext:value-type="float">
            <text:p>0</text:p>
          </table:table-cell>
          <table:table-cell/>
          <table:table-cell table:style-name="ce9" office:value-type="float" office:value="906007" calcext:value-type="float">
            <text:p>906007</text:p>
          </table:table-cell>
          <table:table-cell table:style-name="ce4" table:formula="of:=IF([.E150]&lt;-[.E$200];[.E150];0)" office:value-type="float" office:value="906007" calcext:value-type="float">
            <text:p>906 007</text:p>
          </table:table-cell>
        </table:table-row>
        <table:table-row table:style-name="ro1">
          <table:table-cell/>
          <table:table-cell table:style-name="ce5" office:value-type="float" office:value="1051516" calcext:value-type="float">
            <text:p>1 051 516</text:p>
          </table:table-cell>
          <table:table-cell table:formula="of:=IF([.B151]&lt;=100000;[.B151];0)" office:value-type="float" office:value="0" calcext:value-type="float">
            <text:p>0</text:p>
          </table:table-cell>
          <table:table-cell/>
          <table:table-cell table:style-name="ce9" office:value-type="float" office:value="921864" calcext:value-type="float">
            <text:p>921864</text:p>
          </table:table-cell>
          <table:table-cell table:style-name="ce4" table:formula="of:=IF([.E151]&lt;-[.E$200];[.E151];0)" office:value-type="float" office:value="921864" calcext:value-type="float">
            <text:p>921 864</text:p>
          </table:table-cell>
        </table:table-row>
        <table:table-row table:style-name="ro1">
          <table:table-cell/>
          <table:table-cell table:style-name="ce5" office:value-type="float" office:value="234810" calcext:value-type="float">
            <text:p>234 810</text:p>
          </table:table-cell>
          <table:table-cell table:formula="of:=IF([.B152]&lt;=100000;[.B152];0)" office:value-type="float" office:value="0" calcext:value-type="float">
            <text:p>0</text:p>
          </table:table-cell>
          <table:table-cell/>
          <table:table-cell table:style-name="ce9" office:value-type="float" office:value="978639" calcext:value-type="float">
            <text:p>978639</text:p>
          </table:table-cell>
          <table:table-cell table:style-name="ce4" table:formula="of:=IF([.E152]&lt;-[.E$200];[.E152];0)" office:value-type="float" office:value="978639" calcext:value-type="float">
            <text:p>978 639</text:p>
          </table:table-cell>
        </table:table-row>
        <table:table-row table:style-name="ro1">
          <table:table-cell/>
          <table:table-cell table:style-name="ce5" office:value-type="float" office:value="287225" calcext:value-type="float">
            <text:p>287 225</text:p>
          </table:table-cell>
          <table:table-cell table:formula="of:=IF([.B153]&lt;=100000;[.B153];0)" office:value-type="float" office:value="0" calcext:value-type="float">
            <text:p>0</text:p>
          </table:table-cell>
          <table:table-cell/>
          <table:table-cell table:style-name="ce9" office:value-type="float" office:value="992187" calcext:value-type="float">
            <text:p>992187</text:p>
          </table:table-cell>
          <table:table-cell table:style-name="ce4" table:formula="of:=IF([.E153]&lt;-[.E$200];[.E153];0)" office:value-type="float" office:value="992187" calcext:value-type="float">
            <text:p>992 187</text:p>
          </table:table-cell>
        </table:table-row>
        <table:table-row table:style-name="ro1">
          <table:table-cell/>
          <table:table-cell table:style-name="ce5" office:value-type="float" office:value="1718455" calcext:value-type="float">
            <text:p>1 718 455</text:p>
          </table:table-cell>
          <table:table-cell table:formula="of:=IF([.B154]&lt;=100000;[.B154];0)" office:value-type="float" office:value="0" calcext:value-type="float">
            <text:p>0</text:p>
          </table:table-cell>
          <table:table-cell/>
          <table:table-cell table:style-name="ce9" office:value-type="float" office:value="1000466" calcext:value-type="float">
            <text:p>1000466</text:p>
          </table:table-cell>
          <table:table-cell table:style-name="ce4" table:formula="of:=IF([.E154]&lt;-[.E$200];[.E154];0)" office:value-type="float" office:value="1000466" calcext:value-type="float">
            <text:p>1 000 466</text:p>
          </table:table-cell>
        </table:table-row>
        <table:table-row table:style-name="ro1">
          <table:table-cell/>
          <table:table-cell table:style-name="ce5" office:value-type="float" office:value="661435" calcext:value-type="float">
            <text:p>661 435</text:p>
          </table:table-cell>
          <table:table-cell table:formula="of:=IF([.B155]&lt;=100000;[.B155];0)" office:value-type="float" office:value="0" calcext:value-type="float">
            <text:p>0</text:p>
          </table:table-cell>
          <table:table-cell/>
          <table:table-cell table:style-name="ce9" office:value-type="float" office:value="1051516" calcext:value-type="float">
            <text:p>1051516</text:p>
          </table:table-cell>
          <table:table-cell table:style-name="ce4" table:formula="of:=IF([.E155]&lt;-[.E$200];[.E155];0)" office:value-type="float" office:value="1051516" calcext:value-type="float">
            <text:p>1 051 516</text:p>
          </table:table-cell>
        </table:table-row>
        <table:table-row table:style-name="ro1">
          <table:table-cell/>
          <table:table-cell table:style-name="ce5" office:value-type="float" office:value="23653" calcext:value-type="float">
            <text:p>23 653</text:p>
          </table:table-cell>
          <table:table-cell table:formula="of:=IF([.B156]&lt;=100000;[.B156];0)" office:value-type="float" office:value="23653" calcext:value-type="float">
            <text:p>23 653</text:p>
          </table:table-cell>
          <table:table-cell/>
          <table:table-cell table:style-name="ce9" office:value-type="float" office:value="1051516" calcext:value-type="float">
            <text:p>1051516</text:p>
          </table:table-cell>
          <table:table-cell table:style-name="ce4" table:formula="of:=IF([.E156]&lt;-[.E$200];[.E156];0)" office:value-type="float" office:value="1051516" calcext:value-type="float">
            <text:p>1 051 516</text:p>
          </table:table-cell>
        </table:table-row>
        <table:table-row table:style-name="ro1">
          <table:table-cell/>
          <table:table-cell table:style-name="ce5" office:value-type="float" office:value="230780" calcext:value-type="float">
            <text:p>230 780</text:p>
          </table:table-cell>
          <table:table-cell table:formula="of:=IF([.B157]&lt;=100000;[.B157];0)" office:value-type="float" office:value="0" calcext:value-type="float">
            <text:p>0</text:p>
          </table:table-cell>
          <table:table-cell/>
          <table:table-cell table:style-name="ce9" office:value-type="float" office:value="1058282" calcext:value-type="float">
            <text:p>1058282</text:p>
          </table:table-cell>
          <table:table-cell table:style-name="ce4" table:formula="of:=IF([.E157]&lt;-[.E$200];[.E157];0)" office:value-type="float" office:value="1058282" calcext:value-type="float">
            <text:p>1 058 282</text:p>
          </table:table-cell>
        </table:table-row>
        <table:table-row table:style-name="ro1">
          <table:table-cell/>
          <table:table-cell table:style-name="ce5" office:value-type="float" office:value="223468" calcext:value-type="float">
            <text:p>223 468</text:p>
          </table:table-cell>
          <table:table-cell table:formula="of:=IF([.B158]&lt;=100000;[.B158];0)" office:value-type="float" office:value="0" calcext:value-type="float">
            <text:p>0</text:p>
          </table:table-cell>
          <table:table-cell/>
          <table:table-cell table:style-name="ce9" office:value-type="float" office:value="1104843" calcext:value-type="float">
            <text:p>1104843</text:p>
          </table:table-cell>
          <table:table-cell table:style-name="ce4" table:formula="of:=IF([.E158]&lt;-[.E$200];[.E158];0)" office:value-type="float" office:value="1104843" calcext:value-type="float">
            <text:p>1 104 843</text:p>
          </table:table-cell>
        </table:table-row>
        <table:table-row table:style-name="ro1">
          <table:table-cell/>
          <table:table-cell table:style-name="ce5" office:value-type="float" office:value="1058282" calcext:value-type="float">
            <text:p>1 058 282</text:p>
          </table:table-cell>
          <table:table-cell table:formula="of:=IF([.B159]&lt;=100000;[.B159];0)" office:value-type="float" office:value="0" calcext:value-type="float">
            <text:p>0</text:p>
          </table:table-cell>
          <table:table-cell/>
          <table:table-cell table:style-name="ce9" office:value-type="float" office:value="1148162" calcext:value-type="float">
            <text:p>1148162</text:p>
          </table:table-cell>
          <table:table-cell table:style-name="ce4" table:formula="of:=IF([.E159]&lt;-[.E$200];[.E159];0)" office:value-type="float" office:value="1148162" calcext:value-type="float">
            <text:p>1 148 162</text:p>
          </table:table-cell>
        </table:table-row>
        <table:table-row table:style-name="ro1">
          <table:table-cell/>
          <table:table-cell table:style-name="ce5" office:value-type="float" office:value="230606" calcext:value-type="float">
            <text:p>230 606</text:p>
          </table:table-cell>
          <table:table-cell table:formula="of:=IF([.B160]&lt;=100000;[.B160];0)" office:value-type="float" office:value="0" calcext:value-type="float">
            <text:p>0</text:p>
          </table:table-cell>
          <table:table-cell/>
          <table:table-cell table:style-name="ce9" office:value-type="float" office:value="1204249" calcext:value-type="float">
            <text:p>1204249</text:p>
          </table:table-cell>
          <table:table-cell table:style-name="ce4" table:formula="of:=IF([.E160]&lt;-[.E$200];[.E160];0)" office:value-type="float" office:value="1204249" calcext:value-type="float">
            <text:p>1 204 249</text:p>
          </table:table-cell>
        </table:table-row>
        <table:table-row table:style-name="ro1">
          <table:table-cell/>
          <table:table-cell table:style-name="ce5" office:value-type="float" office:value="532513" calcext:value-type="float">
            <text:p>532 513</text:p>
          </table:table-cell>
          <table:table-cell table:formula="of:=IF([.B161]&lt;=100000;[.B161];0)" office:value-type="float" office:value="0" calcext:value-type="float">
            <text:p>0</text:p>
          </table:table-cell>
          <table:table-cell/>
          <table:table-cell table:style-name="ce9" office:value-type="float" office:value="1216703" calcext:value-type="float">
            <text:p>1216703</text:p>
          </table:table-cell>
          <table:table-cell table:style-name="ce4" table:formula="of:=IF([.E161]&lt;-[.E$200];[.E161];0)" office:value-type="float" office:value="1216703" calcext:value-type="float">
            <text:p>1 216 703</text:p>
          </table:table-cell>
        </table:table-row>
        <table:table-row table:style-name="ro1">
          <table:table-cell/>
          <table:table-cell table:style-name="ce5" office:value-type="float" office:value="1821401" calcext:value-type="float">
            <text:p>1 821 401</text:p>
          </table:table-cell>
          <table:table-cell table:formula="of:=IF([.B162]&lt;=100000;[.B162];0)" office:value-type="float" office:value="0" calcext:value-type="float">
            <text:p>0</text:p>
          </table:table-cell>
          <table:table-cell/>
          <table:table-cell table:style-name="ce9" office:value-type="float" office:value="1315666" calcext:value-type="float">
            <text:p>1315666</text:p>
          </table:table-cell>
          <table:table-cell table:style-name="ce4" table:formula="of:=IF([.E162]&lt;-[.E$200];[.E162];0)" office:value-type="float" office:value="1315666" calcext:value-type="float">
            <text:p>1 315 666</text:p>
          </table:table-cell>
        </table:table-row>
        <table:table-row table:style-name="ro1">
          <table:table-cell/>
          <table:table-cell table:style-name="ce5" office:value-type="float" office:value="10903" calcext:value-type="float">
            <text:p>10 903</text:p>
          </table:table-cell>
          <table:table-cell table:formula="of:=IF([.B163]&lt;=100000;[.B163];0)" office:value-type="float" office:value="10903" calcext:value-type="float">
            <text:p>10 903</text:p>
          </table:table-cell>
          <table:table-cell/>
          <table:table-cell table:style-name="ce9" office:value-type="float" office:value="1366961" calcext:value-type="float">
            <text:p>1366961</text:p>
          </table:table-cell>
          <table:table-cell table:style-name="ce4" table:formula="of:=IF([.E163]&lt;-[.E$200];[.E163];0)" office:value-type="float" office:value="1366961" calcext:value-type="float">
            <text:p>1 366 961</text:p>
          </table:table-cell>
        </table:table-row>
        <table:table-row table:style-name="ro1">
          <table:table-cell/>
          <table:table-cell table:style-name="ce5" office:value-type="float" office:value="114234" calcext:value-type="float">
            <text:p>114 234</text:p>
          </table:table-cell>
          <table:table-cell table:formula="of:=IF([.B164]&lt;=100000;[.B164];0)" office:value-type="float" office:value="0" calcext:value-type="float">
            <text:p>0</text:p>
          </table:table-cell>
          <table:table-cell/>
          <table:table-cell table:style-name="ce9" office:value-type="float" office:value="1386475" calcext:value-type="float">
            <text:p>1386475</text:p>
          </table:table-cell>
          <table:table-cell table:style-name="ce4" table:formula="of:=IF([.E164]&lt;-[.E$200];[.E164];0)" office:value-type="float" office:value="1386475" calcext:value-type="float">
            <text:p>1 386 475</text:p>
          </table:table-cell>
        </table:table-row>
        <table:table-row table:style-name="ro1">
          <table:table-cell/>
          <table:table-cell table:style-name="ce5" office:value-type="float" office:value="537396" calcext:value-type="float">
            <text:p>537 396</text:p>
          </table:table-cell>
          <table:table-cell table:formula="of:=IF([.B165]&lt;=100000;[.B165];0)" office:value-type="float" office:value="0" calcext:value-type="float">
            <text:p>0</text:p>
          </table:table-cell>
          <table:table-cell/>
          <table:table-cell table:style-name="ce9" office:value-type="float" office:value="1431303" calcext:value-type="float">
            <text:p>1431303</text:p>
          </table:table-cell>
          <table:table-cell table:style-name="ce4" table:formula="of:=IF([.E165]&lt;-[.E$200];[.E165];0)" office:value-type="float" office:value="1431303" calcext:value-type="float">
            <text:p>1 431 303</text:p>
          </table:table-cell>
        </table:table-row>
        <table:table-row table:style-name="ro1">
          <table:table-cell/>
          <table:table-cell table:style-name="ce5" office:value-type="float" office:value="4177197" calcext:value-type="float">
            <text:p>4 177 197</text:p>
          </table:table-cell>
          <table:table-cell table:formula="of:=IF([.B166]&lt;=100000;[.B166];0)" office:value-type="float" office:value="0" calcext:value-type="float">
            <text:p>0</text:p>
          </table:table-cell>
          <table:table-cell/>
          <table:table-cell table:style-name="ce9" office:value-type="float" office:value="1548627" calcext:value-type="float">
            <text:p>1548627</text:p>
          </table:table-cell>
          <table:table-cell table:style-name="ce4" table:formula="of:=IF([.E166]&lt;-[.E$200];[.E166];0)" office:value-type="float" office:value="1548627" calcext:value-type="float">
            <text:p>1 548 627</text:p>
          </table:table-cell>
        </table:table-row>
        <table:table-row table:style-name="ro1">
          <table:table-cell/>
          <table:table-cell table:style-name="ce5" office:value-type="float" office:value="5963271" calcext:value-type="float">
            <text:p>5 963 271</text:p>
          </table:table-cell>
          <table:table-cell table:formula="of:=IF([.B167]&lt;=100000;[.B167];0)" office:value-type="float" office:value="0" calcext:value-type="float">
            <text:p>0</text:p>
          </table:table-cell>
          <table:table-cell/>
          <table:table-cell table:style-name="ce9" office:value-type="float" office:value="1678371" calcext:value-type="float">
            <text:p>1678371</text:p>
          </table:table-cell>
          <table:table-cell table:style-name="ce4" table:formula="of:=IF([.E167]&lt;-[.E$200];[.E167];0)" office:value-type="float" office:value="1678371" calcext:value-type="float">
            <text:p>1 678 371</text:p>
          </table:table-cell>
        </table:table-row>
        <table:table-row table:style-name="ro1">
          <table:table-cell/>
          <table:table-cell table:style-name="ce5" office:value-type="float" office:value="224693" calcext:value-type="float">
            <text:p>224 693</text:p>
          </table:table-cell>
          <table:table-cell table:formula="of:=IF([.B168]&lt;=100000;[.B168];0)" office:value-type="float" office:value="0" calcext:value-type="float">
            <text:p>0</text:p>
          </table:table-cell>
          <table:table-cell/>
          <table:table-cell table:style-name="ce9" office:value-type="float" office:value="1718455" calcext:value-type="float">
            <text:p>1718455</text:p>
          </table:table-cell>
          <table:table-cell table:style-name="ce4" table:formula="of:=IF([.E168]&lt;-[.E$200];[.E168];0)" office:value-type="float" office:value="1718455" calcext:value-type="float">
            <text:p>1 718 455</text:p>
          </table:table-cell>
        </table:table-row>
        <table:table-row table:style-name="ro1">
          <table:table-cell/>
          <table:table-cell table:style-name="ce5" office:value-type="float" office:value="224693" calcext:value-type="float">
            <text:p>224 693</text:p>
          </table:table-cell>
          <table:table-cell table:formula="of:=IF([.B169]&lt;=100000;[.B169];0)" office:value-type="float" office:value="0" calcext:value-type="float">
            <text:p>0</text:p>
          </table:table-cell>
          <table:table-cell/>
          <table:table-cell table:style-name="ce9" office:value-type="float" office:value="1764775" calcext:value-type="float">
            <text:p>1764775</text:p>
          </table:table-cell>
          <table:table-cell table:style-name="ce4" table:formula="of:=IF([.E169]&lt;-[.E$200];[.E169];0)" office:value-type="float" office:value="1764775" calcext:value-type="float">
            <text:p>1 764 775</text:p>
          </table:table-cell>
        </table:table-row>
        <table:table-row table:style-name="ro1">
          <table:table-cell/>
          <table:table-cell table:style-name="ce5" office:value-type="float" office:value="140928" calcext:value-type="float">
            <text:p>140 928</text:p>
          </table:table-cell>
          <table:table-cell table:formula="of:=IF([.B170]&lt;=100000;[.B170];0)" office:value-type="float" office:value="0" calcext:value-type="float">
            <text:p>0</text:p>
          </table:table-cell>
          <table:table-cell/>
          <table:table-cell table:style-name="ce9" office:value-type="float" office:value="1821401" calcext:value-type="float">
            <text:p>1821401</text:p>
          </table:table-cell>
          <table:table-cell table:style-name="ce4" table:formula="of:=IF([.E170]&lt;-[.E$200];[.E170];0)" office:value-type="float" office:value="1821401" calcext:value-type="float">
            <text:p>1 821 401</text:p>
          </table:table-cell>
        </table:table-row>
        <table:table-row table:style-name="ro1">
          <table:table-cell/>
          <table:table-cell table:style-name="ce5" office:value-type="float" office:value="365621" calcext:value-type="float">
            <text:p>365 621</text:p>
          </table:table-cell>
          <table:table-cell table:formula="of:=IF([.B171]&lt;=100000;[.B171];0)" office:value-type="float" office:value="0" calcext:value-type="float">
            <text:p>0</text:p>
          </table:table-cell>
          <table:table-cell/>
          <table:table-cell table:style-name="ce9" office:value-type="float" office:value="1829520" calcext:value-type="float">
            <text:p>1829520</text:p>
          </table:table-cell>
          <table:table-cell table:style-name="ce4" table:formula="of:=IF([.E171]&lt;-[.E$200];[.E171];0)" office:value-type="float" office:value="1829520" calcext:value-type="float">
            <text:p>1 829 520</text:p>
          </table:table-cell>
        </table:table-row>
        <table:table-row table:style-name="ro1">
          <table:table-cell/>
          <table:table-cell table:style-name="ce5" office:value-type="float" office:value="6610360" calcext:value-type="float">
            <text:p>6 610 360</text:p>
          </table:table-cell>
          <table:table-cell table:formula="of:=IF([.B172]&lt;=100000;[.B172];0)" office:value-type="float" office:value="0" calcext:value-type="float">
            <text:p>0</text:p>
          </table:table-cell>
          <table:table-cell/>
          <table:table-cell table:style-name="ce9" office:value-type="float" office:value="2197079" calcext:value-type="float">
            <text:p>2197079</text:p>
          </table:table-cell>
          <table:table-cell table:style-name="ce4" table:formula="of:=IF([.E172]&lt;-[.E$200];[.E172];0)" office:value-type="float" office:value="2197079" calcext:value-type="float">
            <text:p>2 197 079</text:p>
          </table:table-cell>
        </table:table-row>
        <table:table-row table:style-name="ro1">
          <table:table-cell/>
          <table:table-cell table:style-name="ce5" office:value-type="float" office:value="9650158" calcext:value-type="float">
            <text:p>9 650 158</text:p>
          </table:table-cell>
          <table:table-cell table:formula="of:=IF([.B173]&lt;=100000;[.B173];0)" office:value-type="float" office:value="0" calcext:value-type="float">
            <text:p>0</text:p>
          </table:table-cell>
          <table:table-cell/>
          <table:table-cell table:style-name="ce9" office:value-type="float" office:value="2202734" calcext:value-type="float">
            <text:p>2202734</text:p>
          </table:table-cell>
          <table:table-cell table:style-name="ce4" table:formula="of:=IF([.E173]&lt;-[.E$200];[.E173];0)" office:value-type="float" office:value="2202734" calcext:value-type="float">
            <text:p>2 202 734</text:p>
          </table:table-cell>
        </table:table-row>
        <table:table-row table:style-name="ro1">
          <table:table-cell/>
          <table:table-cell table:style-name="ce5" office:value-type="float" office:value="493921" calcext:value-type="float">
            <text:p>493 921</text:p>
          </table:table-cell>
          <table:table-cell table:formula="of:=IF([.B174]&lt;=100000;[.B174];0)" office:value-type="float" office:value="0" calcext:value-type="float">
            <text:p>0</text:p>
          </table:table-cell>
          <table:table-cell/>
          <table:table-cell table:style-name="ce9" office:value-type="float" office:value="2216158" calcext:value-type="float">
            <text:p>2216158</text:p>
          </table:table-cell>
          <table:table-cell table:style-name="ce4" table:formula="of:=IF([.E174]&lt;-[.E$200];[.E174];0)" office:value-type="float" office:value="2216158" calcext:value-type="float">
            <text:p>2 216 158</text:p>
          </table:table-cell>
        </table:table-row>
        <table:table-row table:style-name="ro1">
          <table:table-cell/>
          <table:table-cell table:style-name="ce5" office:value-type="float" office:value="68468" calcext:value-type="float">
            <text:p>68 468</text:p>
          </table:table-cell>
          <table:table-cell table:formula="of:=IF([.B175]&lt;=100000;[.B175];0)" office:value-type="float" office:value="68468" calcext:value-type="float">
            <text:p>68 468</text:p>
          </table:table-cell>
          <table:table-cell/>
          <table:table-cell table:style-name="ce9" office:value-type="float" office:value="2493513" calcext:value-type="float">
            <text:p>2493513</text:p>
          </table:table-cell>
          <table:table-cell table:style-name="ce4" table:formula="of:=IF([.E175]&lt;-[.E$200];[.E175];0)" office:value-type="float" office:value="2493513" calcext:value-type="float">
            <text:p>2 493 513</text:p>
          </table:table-cell>
        </table:table-row>
        <table:table-row table:style-name="ro1">
          <table:table-cell/>
          <table:table-cell table:style-name="ce5" office:value-type="float" office:value="277047" calcext:value-type="float">
            <text:p>277 047</text:p>
          </table:table-cell>
          <table:table-cell table:formula="of:=IF([.B176]&lt;=100000;[.B176];0)" office:value-type="float" office:value="0" calcext:value-type="float">
            <text:p>0</text:p>
          </table:table-cell>
          <table:table-cell/>
          <table:table-cell table:style-name="ce9" office:value-type="float" office:value="2825575" calcext:value-type="float">
            <text:p>2825575</text:p>
          </table:table-cell>
          <table:table-cell table:style-name="ce4" table:formula="of:=IF([.E176]&lt;-[.E$200];[.E176];0)" office:value-type="float" office:value="2825575" calcext:value-type="float">
            <text:p>2 825 575</text:p>
          </table:table-cell>
        </table:table-row>
        <table:table-row table:style-name="ro1">
          <table:table-cell/>
          <table:table-cell table:style-name="ce5" office:value-type="float" office:value="812545" calcext:value-type="float">
            <text:p>812 545</text:p>
          </table:table-cell>
          <table:table-cell table:formula="of:=IF([.B177]&lt;=100000;[.B177];0)" office:value-type="float" office:value="0" calcext:value-type="float">
            <text:p>0</text:p>
          </table:table-cell>
          <table:table-cell/>
          <table:table-cell table:style-name="ce9" office:value-type="float" office:value="2929916" calcext:value-type="float">
            <text:p>2929916</text:p>
          </table:table-cell>
          <table:table-cell table:style-name="ce4" table:formula="of:=IF([.E177]&lt;-[.E$200];[.E177];0)" office:value-type="float" office:value="2929916" calcext:value-type="float">
            <text:p>2 929 916</text:p>
          </table:table-cell>
        </table:table-row>
        <table:table-row table:style-name="ro1">
          <table:table-cell/>
          <table:table-cell table:style-name="ce5" office:value-type="float" office:value="1000466" calcext:value-type="float">
            <text:p>1 000 466</text:p>
          </table:table-cell>
          <table:table-cell table:formula="of:=IF([.B178]&lt;=100000;[.B178];0)" office:value-type="float" office:value="0" calcext:value-type="float">
            <text:p>0</text:p>
          </table:table-cell>
          <table:table-cell/>
          <table:table-cell table:style-name="ce9" office:value-type="float" office:value="3893790" calcext:value-type="float">
            <text:p>3893790</text:p>
          </table:table-cell>
          <table:table-cell table:style-name="ce4" table:formula="of:=IF([.E178]&lt;-[.E$200];[.E178];0)" office:value-type="float" office:value="3893790" calcext:value-type="float">
            <text:p>3 893 790</text:p>
          </table:table-cell>
        </table:table-row>
        <table:table-row table:style-name="ro1">
          <table:table-cell/>
          <table:table-cell table:style-name="ce5" office:value-type="float" office:value="298383" calcext:value-type="float">
            <text:p>298 383</text:p>
          </table:table-cell>
          <table:table-cell table:formula="of:=IF([.B179]&lt;=100000;[.B179];0)" office:value-type="float" office:value="0" calcext:value-type="float">
            <text:p>0</text:p>
          </table:table-cell>
          <table:table-cell/>
          <table:table-cell table:style-name="ce9" office:value-type="float" office:value="4177197" calcext:value-type="float">
            <text:p>4177197</text:p>
          </table:table-cell>
          <table:table-cell table:style-name="ce4" table:formula="of:=IF([.E179]&lt;-[.E$200];[.E179];0)" office:value-type="float" office:value="4177197" calcext:value-type="float">
            <text:p>4 177 197</text:p>
          </table:table-cell>
        </table:table-row>
        <table:table-row table:style-name="ro1">
          <table:table-cell/>
          <table:table-cell table:style-name="ce5" office:value-type="float" office:value="298383" calcext:value-type="float">
            <text:p>298 383</text:p>
          </table:table-cell>
          <table:table-cell table:formula="of:=IF([.B180]&lt;=100000;[.B180];0)" office:value-type="float" office:value="0" calcext:value-type="float">
            <text:p>0</text:p>
          </table:table-cell>
          <table:table-cell/>
          <table:table-cell table:style-name="ce10" office:value-type="float" office:value="4443914" calcext:value-type="float">
            <text:p>4443914</text:p>
          </table:table-cell>
          <table:table-cell table:style-name="ce4" table:formula="of:=IF([.E180]&lt;-[.E$200];[.E180]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863106" calcext:value-type="float">
            <text:p>863 106</text:p>
          </table:table-cell>
          <table:table-cell table:formula="of:=IF([.B181]&lt;=100000;[.B181];0)" office:value-type="float" office:value="0" calcext:value-type="float">
            <text:p>0</text:p>
          </table:table-cell>
          <table:table-cell/>
          <table:table-cell table:style-name="ce9" office:value-type="float" office:value="5726044" calcext:value-type="float">
            <text:p>5726044</text:p>
          </table:table-cell>
          <table:table-cell table:style-name="ce4" table:formula="of:=IF([.E181]&lt;-[.E$200];[.E181]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248357" calcext:value-type="float">
            <text:p>248 357</text:p>
          </table:table-cell>
          <table:table-cell table:formula="of:=IF([.B182]&lt;=100000;[.B182];0)" office:value-type="float" office:value="0" calcext:value-type="float">
            <text:p>0</text:p>
          </table:table-cell>
          <table:table-cell/>
          <table:table-cell table:style-name="ce9" office:value-type="float" office:value="5963271" calcext:value-type="float">
            <text:p>5963271</text:p>
          </table:table-cell>
          <table:table-cell table:style-name="ce4" table:formula="of:=IF([.E182]&lt;-[.E$200];[.E182]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1678371" calcext:value-type="float">
            <text:p>1 678 371</text:p>
          </table:table-cell>
          <table:table-cell table:formula="of:=IF([.B183]&lt;=100000;[.B183];0)" office:value-type="float" office:value="0" calcext:value-type="float">
            <text:p>0</text:p>
          </table:table-cell>
          <table:table-cell/>
          <table:table-cell table:style-name="ce9" office:value-type="float" office:value="6610360" calcext:value-type="float">
            <text:p>6610360</text:p>
          </table:table-cell>
          <table:table-cell table:style-name="ce4" table:formula="of:=IF([.E183]&lt;-[.E$200];[.E183]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259605" calcext:value-type="float">
            <text:p>259 605</text:p>
          </table:table-cell>
          <table:table-cell table:formula="of:=IF([.B184]&lt;=100000;[.B184];0)" office:value-type="float" office:value="0" calcext:value-type="float">
            <text:p>0</text:p>
          </table:table-cell>
          <table:table-cell/>
          <table:table-cell table:style-name="ce9" office:value-type="float" office:value="8011133" calcext:value-type="float">
            <text:p>8011133</text:p>
          </table:table-cell>
          <table:table-cell table:style-name="ce4" table:formula="of:=IF([.E184]&lt;-[.E$200];[.E184]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297597" calcext:value-type="float">
            <text:p>297 597</text:p>
          </table:table-cell>
          <table:table-cell table:formula="of:=IF([.B185]&lt;=100000;[.B185];0)" office:value-type="float" office:value="0" calcext:value-type="float">
            <text:p>0</text:p>
          </table:table-cell>
          <table:table-cell/>
          <table:table-cell table:style-name="ce9" office:value-type="float" office:value="9650158" calcext:value-type="float">
            <text:p>9650158</text:p>
          </table:table-cell>
          <table:table-cell table:style-name="ce4" table:formula="of:=IF([.E185]&lt;-[.E$200];[.E185]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95362" calcext:value-type="float">
            <text:p>95 362</text:p>
          </table:table-cell>
          <table:table-cell table:formula="of:=IF([.B186]&lt;=100000;[.B186];0)" office:value-type="float" office:value="95362" calcext:value-type="float">
            <text:p>95 362</text:p>
          </table:table-cell>
          <table:table-cell/>
          <table:table-cell table:style-name="ce9" office:value-type="float" office:value="11594725" calcext:value-type="float">
            <text:p>11594725</text:p>
          </table:table-cell>
          <table:table-cell table:style-name="ce4" table:formula="of:=IF([.E186]&lt;-[.E$200];[.E186]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3893790" calcext:value-type="float">
            <text:p>3 893 790</text:p>
          </table:table-cell>
          <table:table-cell table:formula="of:=IF([.B187]&lt;=100000;[.B187];0)" office:value-type="float" office:value="0" calcext:value-type="float">
            <text:p>0</text:p>
          </table:table-cell>
          <table:table-cell/>
          <table:table-cell table:style-name="ce9" office:value-type="float" office:value="21036060" calcext:value-type="float">
            <text:p>21036060</text:p>
          </table:table-cell>
          <table:table-cell table:style-name="ce4" table:formula="of:=IF([.E187]&lt;-[.E$200];[.E187]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float" office:value="21036060" calcext:value-type="float">
            <text:p>21 036 060</text:p>
          </table:table-cell>
          <table:table-cell table:formula="of:=IF([.B188]&lt;=100000;[.B188];0)" office:value-type="float" office:value="0" calcext:value-type="float">
            <text:p>0</text:p>
          </table:table-cell>
          <table:table-cell/>
          <table:table-cell table:style-name="ce9" office:value-type="float" office:value="22040913" calcext:value-type="float">
            <text:p>22040913</text:p>
          </table:table-cell>
          <table:table-cell table:style-name="ce4" table:formula="of:=IF([.E188]&lt;-[.E$200];[.E188];0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float" office:value="44376732" calcext:value-type="float">
            <text:p>44 376 732</text:p>
          </table:table-cell>
          <table:table-cell table:formula="of:=IF([.B189]&lt;=100000;[.B189];0)" office:value-type="float" office:value="0" calcext:value-type="float">
            <text:p>0</text:p>
          </table:table-cell>
          <table:table-cell/>
          <table:table-cell table:style-name="ce11" office:value-type="float" office:value="44376732" calcext:value-type="float">
            <text:p>44376732</text:p>
          </table:table-cell>
          <table:table-cell table:style-name="ce4" table:formula="of:=IF([.E189]&lt;-[.E$200];[.E189];0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9" office:value-type="float" office:value="44376732" calcext:value-type="float">
            <text:p>44376732</text:p>
          </table:table-cell>
          <table:table-cell/>
        </table:table-row>
        <table:table-row table:style-name="ro2" table:number-rows-repeated="2">
          <table:table-cell table:number-columns-repeated="4"/>
          <table:table-cell table:style-name="ce9"/>
          <table:table-cell/>
        </table:table-row>
        <table:table-row table:style-name="ro3">
          <table:table-cell table:number-columns-repeated="6"/>
        </table:table-row>
        <table:table-row table:style-name="ro2">
          <table:table-cell table:number-columns-repeated="2"/>
          <table:table-cell table:style-name="ce8" table:formula="of:=SUM([.C1:.C193])" office:value-type="float" office:value="1243729" calcext:value-type="float">
            <text:p>1 243 729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5"/>
          <table:table-cell table:number-columns-repeated="3"/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Disk size</text:p>
          </table:table-cell>
          <table:table-cell table:style-name="Default"/>
          <table:table-cell table:number-columns-repeated="2"/>
          <table:table-cell office:value-type="float" office:value="70000000" calcext:value-type="float">
            <text:p>70000000</text:p>
          </table:table-cell>
          <table:table-cell/>
        </table:table-row>
        <table:table-row table:style-name="ro3">
          <table:table-cell office:value-type="string" calcext:value-type="string">
            <text:p>Free Space</text:p>
          </table:table-cell>
          <table:table-cell table:number-columns-repeated="3"/>
          <table:table-cell table:style-name="ce7" table:formula="of:=[.E197]-[.E189]" office:value-type="float" office:value="25623268" calcext:value-type="float">
            <text:p>25 623 268</text:p>
          </table:table-cell>
          <table:table-cell/>
        </table:table-row>
        <table:table-row table:style-name="ro3">
          <table:table-cell office:value-type="string" calcext:value-type="string">
            <text:p>Needed</text:p>
          </table:table-cell>
          <table:table-cell table:number-columns-repeated="3"/>
          <table:table-cell table:style-name="ce7" office:value-type="float" office:value="30000000" calcext:value-type="float">
            <text:p>30 000 000</text:p>
          </table:table-cell>
          <table:table-cell/>
        </table:table-row>
        <table:table-row table:style-name="ro3">
          <table:table-cell office:value-type="string" calcext:value-type="string">
            <text:p>Delete</text:p>
          </table:table-cell>
          <table:table-cell table:number-columns-repeated="3"/>
          <table:table-cell table:style-name="ce7" table:formula="of:=[.E198]-[.E199]" office:value-type="float" office:value="-4376732" calcext:value-type="float">
            <text:p>-4 376 732</text:p>
          </table:table-cell>
          <table:table-cell/>
        </table:table-row>
        <table:table-row table:style-name="ro3" table:number-rows-repeated="1048375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1" table:target-range-address="input.E1:input.E1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Menlo Regular" svg:font-family="'Menlo Regular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1" number:min-integer-digits="1" number:grouping="true"/>
    </number:number-style>
    <style:style style:name="Default" style:family="table-cell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19:49:39.032434629</meta:creation-date>
    <dc:date>2022-12-07T23:39:36.625774219</dc:date>
    <meta:editing-duration>PT9M</meta:editing-duration>
    <meta:editing-cycles>1</meta:editing-cycles>
    <meta:document-statistic meta:table-count="2" meta:cell-count="793" meta:object-count="0"/>
    <meta:generator>NeoOffice/3.2022.5_Professional_Edition$MacOSX_X86_64 NeoOffice_project/0</meta:generator>
  </office:meta>
</office:document-meta>
</file>